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1.5cm" fo:min-width="5.25cm"/>
      <style:paragraph-properties style:writing-mode="lr-tb"/>
    </style:style>
    <style:style style:name="gr2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735cm"/>
      <style:paragraph-properties style:writing-mode="lr-tb"/>
    </style:style>
    <style:style style:name="gr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61cm"/>
      <style:paragraph-properties style:writing-mode="lr-tb"/>
    </style:style>
    <style:style style:name="gr5" style:family="graphic" style:parent-style-name="standard">
      <style:graphic-properties svg:stroke-color="#111111" draw:fill-color="#ffffff" draw:textarea-vertical-align="middle"/>
    </style:style>
    <style:style style:name="gr6" style:family="graphic" style:parent-style-name="standard">
      <style:graphic-properties svg:stroke-color="#000000" draw:fill-color="#ffffff" draw:textarea-vertical-align="middle"/>
    </style:style>
    <style:style style:name="gr7" style:family="graphic" style:parent-style-name="standard">
      <style:graphic-properties svg:stroke-color="#000000" draw:fill-color="#000000" draw:textarea-vertical-align="middle"/>
    </style:style>
    <style:style style:name="gr8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5.5cm"/>
      <style:paragraph-properties style:writing-mode="lr-tb"/>
    </style:style>
    <style:style style:name="gr9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10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11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6.5cm"/>
      <style:paragraph-properties style:writing-mode="lr-tb"/>
    </style:style>
    <style:style style:name="gr12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13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4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5cm"/>
      <style:paragraph-properties style:writing-mode="lr-tb"/>
    </style:style>
    <style:style style:name="gr15" style:family="graphic" style:parent-style-name="standard">
      <style:graphic-properties svg:stroke-color="#000000" draw:fill-color="#ff6d6d" draw:textarea-horizontal-align="justify" draw:textarea-vertical-align="middle" draw:auto-grow-height="false" fo:min-height="1.231cm" fo:min-width="3.75cm"/>
      <style:paragraph-properties style:writing-mode="lr-tb"/>
    </style:style>
    <style:style style:name="gr16" style:family="graphic" style:parent-style-name="standard">
      <style:graphic-properties svg:stroke-color="#000000" draw:fill-color="#a1467e" draw:textarea-horizontal-align="justify" draw:textarea-vertical-align="middle" draw:auto-grow-height="false" fo:min-height="1.231cm" fo:min-width="7.5cm"/>
      <style:paragraph-properties style:writing-mode="lr-tb"/>
    </style:style>
    <style:style style:name="gr17" style:family="graphic" style:parent-style-name="standard">
      <style:graphic-properties svg:stroke-color="#000000" draw:fill-color="#168253" draw:textarea-horizontal-align="justify" draw:textarea-vertical-align="middle" draw:auto-grow-height="false" fo:min-height="1.231cm" fo:min-width="7.5cm"/>
      <style:paragraph-properties style:writing-mode="lr-tb"/>
    </style:style>
    <style:style style:name="gr18" style:family="graphic" style:parent-style-name="standard">
      <style:graphic-properties svg:stroke-color="#000000" draw:fill-color="#ffbf00" draw:textarea-horizontal-align="justify" draw:textarea-vertical-align="middle" draw:auto-grow-height="false" fo:min-height="1.231cm" fo:min-width="5.25cm"/>
      <style:paragraph-properties style:writing-mode="lr-tb"/>
    </style:style>
    <style:style style:name="gr19" style:family="graphic" style:parent-style-name="standard">
      <style:graphic-properties svg:stroke-color="#000000" draw:fill-color="#ffbf00" draw:textarea-horizontal-align="justify" draw:textarea-vertical-align="middle" draw:auto-grow-height="false" fo:min-height="1.231cm" fo:min-width="7cm"/>
      <style:paragraph-properties style:writing-mode="lr-tb"/>
    </style:style>
    <style:style style:name="gr20" style:family="graphic" style:parent-style-name="standard">
      <style:graphic-properties svg:stroke-color="#000000" draw:fill-color="#a1467e" draw:textarea-horizontal-align="justify" draw:textarea-vertical-align="middle" draw:auto-grow-height="false" fo:min-height="1.231cm" fo:min-width="5.5cm"/>
      <style:paragraph-properties style:writing-mode="lr-tb"/>
    </style:style>
    <style:style style:name="gr21" style:family="graphic" style:parent-style-name="standard">
      <style:graphic-properties svg:stroke-color="#000000" draw:fill-color="#c9211e" draw:textarea-horizontal-align="justify" draw:textarea-vertical-align="middle" draw:auto-grow-height="false" fo:min-height="1.231cm" fo:min-width="5.5cm"/>
      <style:paragraph-properties style:writing-mode="lr-tb"/>
    </style:style>
    <style:style style:name="gr22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4.25cm"/>
      <style:paragraph-properties style:writing-mode="lr-tb"/>
    </style:style>
    <style:style style:name="gr23" style:family="graphic" style:parent-style-name="standard">
      <style:graphic-properties svg:stroke-color="#000000" draw:fill-color="#dddddd" draw:textarea-horizontal-align="justify" draw:textarea-vertical-align="middle" draw:auto-grow-height="false" fo:min-height="1.231cm" fo:min-width="5.5cm"/>
      <style:paragraph-properties style:writing-mode="lr-tb"/>
    </style:style>
    <style:style style:name="gr24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10.25cm"/>
      <style:paragraph-properties style:writing-mode="lr-tb"/>
    </style:style>
    <style:style style:name="gr25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619cm"/>
      <style:paragraph-properties style:writing-mode="lr-tb"/>
    </style:style>
    <style:style style:name="gr26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27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28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cm"/>
      <style:paragraph-properties style:writing-mode="lr-tb"/>
    </style:style>
    <style:style style:name="gr29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619cm"/>
      <style:paragraph-properties style:writing-mode="lr-tb"/>
    </style:style>
    <style:style style:name="gr30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31" style:family="graphic" style:parent-style-name="standard">
      <style:graphic-properties svg:stroke-color="#000000" draw:textarea-vertical-align="middle"/>
    </style:style>
    <style:style style:name="gr32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.25cm"/>
      <style:paragraph-properties style:writing-mode="lr-tb"/>
    </style:style>
    <style:style style:name="gr33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5cm"/>
      <style:paragraph-properties style:writing-mode="lr-tb"/>
    </style:style>
    <style:style style:name="gr34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4.619cm"/>
      <style:paragraph-properties style:writing-mode="lr-tb"/>
    </style:style>
    <style:style style:name="gr35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75cm"/>
      <style:paragraph-properties style:writing-mode="lr-tb"/>
    </style:style>
    <style:style style:name="gr36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25cm"/>
      <style:paragraph-properties style:writing-mode="lr-tb"/>
    </style:style>
    <style:style style:name="gr37" style:family="graphic" style:parent-style-name="standard">
      <style:graphic-properties svg:stroke-color="#111111" draw:fill-color="#dde8cb" draw:textarea-horizontal-align="justify" draw:textarea-vertical-align="middle" draw:auto-grow-height="false" fo:min-height="0.75cm" fo:min-width="4cm"/>
      <style:paragraph-properties style:writing-mode="lr-tb"/>
    </style:style>
    <style:style style:name="gr38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2.75cm"/>
      <style:paragraph-properties style:writing-mode="lr-tb"/>
    </style:style>
    <style:style style:name="gr39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5.61cm"/>
      <style:paragraph-properties style:writing-mode="lr-tb"/>
    </style:style>
    <style:style style:name="gr40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cm"/>
      <style:paragraph-properties style:writing-mode="lr-tb"/>
    </style:style>
    <style:style style:name="gr41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5cm"/>
      <style:paragraph-properties style:writing-mode="lr-tb"/>
    </style:style>
    <style:style style:name="gr42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cm"/>
      <style:paragraph-properties style:writing-mode="lr-tb"/>
    </style:style>
    <style:style style:name="gr43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4.25cm"/>
      <style:paragraph-properties style:writing-mode="lr-tb"/>
    </style:style>
    <style:style style:name="gr44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2.5cm"/>
      <style:paragraph-properties style:writing-mode="lr-tb"/>
    </style:style>
    <style:style style:name="gr45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-color="#ffffff"/>
      <style:paragraph-properties fo:text-align="center" style:writing-mode="lr-tb"/>
      <style:text-properties fo:font-size="18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start" style:writing-mode="lr-tb"/>
      <style:text-properties fo:font-size="13pt" style:font-size-asian="13pt" style:font-size-complex="13pt"/>
    </style:style>
    <style:style style:name="P5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6" style:family="paragraph">
      <style:paragraph-properties fo:text-align="end" style:writing-mode="lr-tb"/>
      <style:text-properties fo:font-size="13pt" style:font-size-asian="13pt" style:font-size-complex="13pt"/>
    </style:style>
    <style:style style:name="P7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dee6ef"/>
      <style:paragraph-properties fo:text-align="center" style:writing-mode="lr-tb"/>
      <style:text-properties fo:font-size="18pt"/>
    </style:style>
    <style:style style:name="P11" style:family="paragraph">
      <loext:graphic-properties draw:fill-color="#dde8cb"/>
      <style:paragraph-properties fo:text-align="center" style:writing-mode="lr-tb"/>
      <style:text-properties fo:font-size="18pt"/>
    </style:style>
    <style:style style:name="P12" style:family="paragraph">
      <loext:graphic-properties draw:fill-color="#ff6d6d"/>
      <style:paragraph-properties fo:text-align="center" style:writing-mode="lr-tb"/>
      <style:text-properties fo:font-size="18pt"/>
    </style:style>
    <style:style style:name="P13" style:family="paragraph">
      <loext:graphic-properties draw:fill-color="#ffffff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color="#ffffff" loext:opacity="100%" fo:font-size="18pt"/>
    </style:style>
    <style:style style:name="P15" style:family="paragraph">
      <loext:graphic-properties draw:fill-color="#a1467e"/>
      <style:paragraph-properties fo:text-align="center" style:writing-mode="lr-tb"/>
      <style:text-properties fo:color="#ffffff" loext:opacity="100%" fo:font-size="18pt"/>
    </style:style>
    <style:style style:name="P16" style:family="paragraph">
      <loext:graphic-properties draw:fill-color="#168253"/>
      <style:paragraph-properties fo:text-align="center" style:writing-mode="lr-tb"/>
      <style:text-properties fo:color="#ffffff" loext:opacity="100%" fo:font-size="18pt"/>
    </style:style>
    <style:style style:name="P17" style:family="paragraph">
      <style:paragraph-properties fo:text-align="center" style:writing-mode="lr-tb"/>
      <style:text-properties fo:color="#000000" loext:opacity="100%" fo:font-size="18pt" fo:background-color="transparent"/>
    </style:style>
    <style:style style:name="P18" style:family="paragraph">
      <loext:graphic-properties draw:fill-color="#ffbf00"/>
      <style:paragraph-properties fo:text-align="center" style:writing-mode="lr-tb"/>
      <style:text-properties fo:color="#000000" loext:opacity="100%" fo:font-size="18pt" fo:background-color="transparent"/>
    </style:style>
    <style:style style:name="P19" style:family="paragraph">
      <loext:graphic-properties draw:fill-color="#c9211e"/>
      <style:paragraph-properties fo:text-align="center" style:writing-mode="lr-tb"/>
      <style:text-properties fo:color="#ffffff" loext:opacity="100%" fo:font-size="18pt"/>
    </style:style>
    <style:style style:name="P20" style:family="paragraph">
      <style:paragraph-properties fo:text-align="center" style:writing-mode="lr-tb"/>
      <style:text-properties fo:color="#000000" loext:opacity="100%" fo:font-size="18pt"/>
    </style:style>
    <style:style style:name="P21" style:family="paragraph">
      <loext:graphic-properties draw:fill-color="#dddddd"/>
      <style:paragraph-properties fo:text-align="center" style:writing-mode="lr-tb"/>
      <style:text-properties fo:color="#000000" loext:opacity="100%" fo:font-size="18pt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-color="#dde8cb"/>
      <style:paragraph-properties fo:text-align="center" style:writing-mode="lr-tb"/>
    </style:style>
    <style:style style:name="P24" style:family="paragraph">
      <loext:graphic-properties draw:fill-color="#dee6ef"/>
      <style:paragraph-properties fo:text-align="center" style:writing-mode="lr-tb"/>
    </style:style>
    <style:style style:name="P25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loext:opacity="100%"/>
    </style:style>
    <style:style style:name="T3" style:family="text">
      <style:text-properties fo:color="#000000" loext:opacity="100%" fo:background-color="transparent"/>
    </style:style>
    <style:style style:name="T4" style:family="text">
      <style:text-properties fo:color="#000000" loext:opacity="100%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1.75cm" svg:x="47.125cm" svg:y="22.5cm">
          <text:p text:style-name="P1">compress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52.875cm" svg:y1="23.253cm" svg:x2="53.875cm" svg:y2="23.253cm">
            <text:p/>
          </draw:line>
          <draw:custom-shape draw:style-name="gr3" draw:text-style-name="P5" draw:layer="layout" svg:width="3.235cm" svg:height="1.001cm" draw:transform="rotate (-0.000349065850398201) translate (53.765cm 22.75cm)">
            <text:p text:style-name="P4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46.125cm" svg:y1="23.355cm" svg:x2="47.125cm" svg:y2="23.355cm">
            <text:p/>
          </draw:line>
          <draw:custom-shape draw:style-name="gr4" draw:text-style-name="P7" draw:layer="layout" svg:width="3.11cm" svg:height="1.001cm" draw:transform="rotate (-0.000349065850398201) translate (43.125cm 22.853cm)">
            <text:p text:style-name="P6"><text:span text:style-name="T1">Fi</text:span><text:span text:style-name="T1">ch</text:span><text:span text:style-name="T1">ier</text:span><text:span text:style-name="T1">Bi</text:span><text:span text:style-name="T1">na</text:span><text:span text:style-name="T1">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svg:x1="50cm" svg:y1="24.25cm" svg:x2="12.5cm" svg:y2="28.499cm" draw:start-shape="id1" draw:start-glue-point="2" draw:end-shape="id2" draw:end-glue-point="0" svg:d="M50000 24250v2124h-37500v2125" svg:viewBox="0 0 37501 4250">
          <text:p/>
        </draw:connector>
        <draw:connector draw:style-name="gr5" draw:text-style-name="P8" draw:layer="layout" draw:line-skew="-0.509cm" svg:x1="50cm" svg:y1="24.25cm" svg:x2="71.5cm" svg:y2="30.269cm" draw:start-shape="id1" draw:start-glue-point="2" draw:end-shape="id3" draw:end-glue-point="0" svg:d="M50000 24250v2500h21500v3519" svg:viewBox="0 0 21501 6020">
          <text:p/>
        </draw:connector>
        <draw:connector draw:style-name="gr6" draw:text-style-name="P8" draw:layer="layout" svg:x1="50cm" svg:y1="24.25cm" svg:x2="83.75cm" svg:y2="4.538cm" draw:start-shape="id1" draw:start-glue-point="2" draw:end-shape="id4" draw:end-glue-point="0" svg:d="M50000 24250v501h16813v-20715h16937v502" svg:viewBox="0 0 33751 20716">
          <text:p/>
        </draw:connector>
        <draw:connector draw:style-name="gr7" draw:text-style-name="P9" draw:layer="layout" svg:x1="50cm" svg:y1="24.25cm" svg:x2="39cm" svg:y2="36.994cm" draw:start-shape="id1" draw:start-glue-point="2" draw:end-shape="id5" draw:end-glue-point="0" svg:d="M50000 24250v6372h-11000v6372" svg:viewBox="0 0 11001 12745">
          <text:p/>
        </draw:connector>
        <draw:custom-shape draw:style-name="gr8" draw:text-style-name="P10" draw:layer="layout" svg:width="6cm" svg:height="1.481cm" svg:x="9.5cm" svg:y="28.5cm">
          <text:p text:style-name="P1">obtenirStatistique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8.5cm" svg:y1="29.25cm" svg:x2="9.5cm" svg:y2="29.25cm">
            <text:p/>
          </draw:line>
          <draw:custom-shape draw:style-name="gr10" draw:text-style-name="P7" draw:layer="layout" svg:width="4.61cm" svg:height="1.001cm" draw:transform="rotate (-0.000349065850398201) translate (4cm 28.747cm)">
            <text:p text:style-name="P6"><text:span text:style-name="T1">Fi</text:span><text:span text:style-name="T1">ch</text:span><text:span text:style-name="T1">ier</text:span><text:span text:style-name="T1">Bi</text:span><text:span text:style-name="T1">na</text:span><text:span text:style-name="T1">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15.5cm" svg:y1="29.25cm" svg:x2="16.5cm" svg:y2="29.25cm">
              <text:p/>
            </draw:line>
            <draw:custom-shape draw:style-name="gr10" draw:text-style-name="P5" draw:layer="layout" svg:width="4.61cm" svg:height="1.001cm" draw:transform="rotate (-0.000349065850398201) translate (16.39cm 28.747cm)">
              <text:p text:style-name="P4"><text:span text:style-name="T1">Statistiqu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11" draw:text-style-name="P10" xml:id="id3" draw:id="id3" draw:layer="layout" svg:width="7cm" svg:height="1.481cm" svg:x="68cm" svg:y="30.269cm">
          <text:p text:style-name="P1">obtenirTableDeCod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8" draw:id="id8" draw:layer="layout" svg:width="3.25cm" svg:height="1.481cm" svg:x="5.75cm" svg:y="33.75cm">
          <text:p text:style-name="P1">ouvr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2" draw:id="id2" draw:layer="layout" svg:width="6cm" svg:height="1.481cm" svg:x="9.5cm" svg:y="28.499cm">
          <text:p text:style-name="P1">obtenirStatistique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8.5cm" svg:y1="29.249cm" svg:x2="9.5cm" svg:y2="29.249cm">
            <text:p/>
          </draw:line>
          <draw:custom-shape draw:style-name="gr10" draw:text-style-name="P7" draw:layer="layout" svg:width="4.61cm" svg:height="1.001cm" draw:transform="rotate (-0.000349065850398201) translate (4cm 28.746cm)">
            <text:p text:style-name="P6"><text:span text:style-name="T1">Fi</text:span><text:span text:style-name="T1">ch</text:span><text:span text:style-name="T1">ier</text:span><text:span text:style-name="T1">Bi</text:span><text:span text:style-name="T1">na</text:span><text:span text:style-name="T1">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0" xml:id="id6" draw:id="id6" draw:layer="layout" svg:width="7cm" svg:height="1.481cm" svg:x="9cm" svg:y="36.5cm">
          <text:p text:style-name="P1">lireFichierBinai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9" draw:id="id9" draw:layer="layout" svg:width="4.25cm" svg:height="1.481cm" svg:x="5.25cm" svg:y="40.5cm">
          <text:p text:style-name="P1">lireOct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5.5cm" svg:height="1.481cm" svg:x="3.25cm" svg:y="65.269cm">
          <text:p text:style-name="P1">FichierBinai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12" draw:id="id12" draw:layer="layout" svg:width="4.25cm" svg:height="1.481cm" svg:x="22.25cm" svg:y="33.75cm">
          <text:p text:style-name="P1">incrementerOccure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7" draw:id="id7" draw:layer="layout" svg:width="4.25cm" svg:height="1.481cm" svg:x="15.75cm" svg:y="40.519cm">
          <text:p text:style-name="P1">finFichi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4.25cm" svg:height="1.481cm" svg:x="3.25cm" svg:y="67.269cm">
          <text:p text:style-name="P1">Statistiqu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10" draw:id="id10" draw:layer="layout" svg:width="4.25cm" svg:height="1.481cm" svg:x="13.5cm" svg:y="33.769cm">
          <text:p text:style-name="P1">statistiqu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2.5cm" svg:y1="29.98cm" svg:x2="12.5cm" svg:y2="36.5cm" draw:start-shape="id2" draw:start-glue-point="2" draw:end-shape="id6" draw:end-glue-point="0" svg:d="M12500 29980v6520" svg:viewBox="0 0 1 6521">
          <text:p/>
        </draw:connector>
        <draw:connector draw:style-name="gr5" draw:text-style-name="P8" draw:layer="layout" svg:x1="12.5cm" svg:y1="37.981cm" svg:x2="17.875cm" svg:y2="40.519cm" draw:start-shape="id6" draw:start-glue-point="2" draw:end-shape="id7" draw:end-glue-point="0" svg:d="M12500 37981v1268h5375v1270" svg:viewBox="0 0 5376 2539">
          <text:p/>
        </draw:connector>
        <draw:connector draw:style-name="gr5" draw:text-style-name="P8" draw:layer="layout" svg:x1="12.5cm" svg:y1="29.981cm" svg:x2="7.375cm" svg:y2="33.75cm" draw:end-shape="id8" draw:end-glue-point="0" svg:d="M12500 29981v1634h-5125v2135" svg:viewBox="0 0 5126 3770">
          <text:p/>
        </draw:connector>
        <draw:connector draw:style-name="gr5" draw:text-style-name="P8" draw:layer="layout" svg:x1="12.5cm" svg:y1="37.981cm" svg:x2="7.375cm" svg:y2="40.5cm" draw:start-shape="id6" draw:start-glue-point="2" draw:end-shape="id9" draw:end-glue-point="0" svg:d="M12500 37981v1259h-5125v1260" svg:viewBox="0 0 5126 2520">
          <text:p/>
        </draw:connector>
        <draw:connector draw:style-name="gr5" draw:text-style-name="P8" xml:id="id11" draw:id="id11" draw:layer="layout" svg:x1="12.5cm" svg:y1="29.961cm" svg:x2="15.625cm" svg:y2="33.769cm" draw:end-shape="id10" draw:end-glue-point="0" svg:d="M12500 29961v1653h3125v2155" svg:viewBox="0 0 3126 3809">
          <text:p/>
        </draw:connector>
        <draw:connector draw:style-name="gr5" draw:text-style-name="P13" draw:layer="layout" draw:line-skew="2.04cm" svg:x1="12.5cm" svg:y1="29.961cm" svg:x2="24.375cm" svg:y2="33.75cm" draw:start-shape="id11" draw:start-glue-point="2" draw:end-shape="id12" draw:end-glue-point="0" svg:d="M12500 29961v1539h11875v2250" svg:viewBox="0 0 11876 3790">
          <text:p/>
        </draw:connector>
        <draw:custom-shape draw:style-name="gr16" draw:text-style-name="P15" draw:layer="layout" svg:width="8cm" svg:height="1.481cm" svg:x="9.5cm" svg:y="65.25cm">
          <text:p text:style-name="P14"><text:span text:style-name="T2">ArbreDeHuffm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draw:layer="layout" svg:width="8cm" svg:height="1.481cm" svg:x="15cm" svg:y="67.269cm">
          <text:p text:style-name="P14"><text:span text:style-name="T2">FileDePrio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3.75cm" svg:y1="6.019cm" svg:x2="94.625cm" svg:y2="10.019cm" draw:start-shape="id4" draw:start-glue-point="2" draw:end-shape="id13" draw:end-glue-point="0" svg:d="M83750 6019v1999h10875v2001" svg:viewBox="0 0 10876 4001">
          <text:p/>
        </draw:connector>
        <draw:g>
          <draw:line draw:style-name="gr9" draw:text-style-name="P3" draw:layer="layout" svg:x1="67cm" svg:y1="31cm" svg:x2="68cm" svg:y2="31cm">
            <text:p/>
          </draw:line>
          <draw:custom-shape draw:style-name="gr10" draw:text-style-name="P7" draw:layer="layout" svg:width="4.61cm" svg:height="1.001cm" draw:transform="rotate (-0.000349065850398201) translate (62.5cm 30.497cm)">
            <text:p text:style-name="P6"><text:span text:style-name="T1">Ar</text:span><text:span text:style-name="T1">br</text:span><text:span text:style-name="T1">e</text:span><text:span text:style-name="T1">D</text:span><text:span text:style-name="T1">e</text:span><text:span text:style-name="T1">H</text:span><text:span text:style-name="T1">uff</text:span><text:span text:style-name="T1">m</text:span><text:span text:style-name="T1">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10" xml:id="id4" draw:id="id4" draw:layer="layout" svg:width="6cm" svg:height="1.481cm" svg:x="80.75cm" svg:y="4.538cm">
          <text:p text:style-name="P1">encod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86.75cm" svg:y1="5.272cm" svg:x2="87.75cm" svg:y2="5.272cm">
            <text:p/>
          </draw:line>
          <draw:custom-shape draw:style-name="gr10" draw:text-style-name="P5" draw:layer="layout" svg:width="4.61cm" svg:height="1.001cm" draw:transform="rotate (-0.000349065850398201) translate (87.64cm 4.769cm)">
            <text:p text:style-name="P4"><text:span text:style-name="T1">Fi</text:span><text:span text:style-name="T1">ch</text:span><text:span text:style-name="T1">ier</text:span><text:span text:style-name="T1">Bi</text:span><text:span text:style-name="T1">na</text:span><text:span text:style-name="T1">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9.75cm" svg:y1="4.772cm" svg:x2="80.75cm" svg:y2="4.772cm">
            <text:p/>
          </draw:line>
          <draw:custom-shape draw:style-name="gr10" draw:text-style-name="P7" draw:layer="layout" svg:width="4.61cm" svg:height="1.001cm" draw:transform="rotate (-0.000349065850398201) translate (75.25cm 4.269cm)">
            <text:p text:style-name="P6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9.75cm" svg:y1="5.769cm" svg:x2="80.75cm" svg:y2="5.769cm">
            <text:p/>
          </draw:line>
          <draw:custom-shape draw:style-name="gr10" draw:text-style-name="P7" draw:layer="layout" svg:width="4.61cm" svg:height="1.001cm" draw:transform="rotate (-0.000349065850398201) translate (75.25cm 5.266cm)">
            <text:p text:style-name="P6"><text:span text:style-name="T1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5.05cm" svg:y1="30.503cm" svg:x2="76.05cm" svg:y2="30.503cm">
            <text:p/>
          </draw:line>
          <draw:custom-shape draw:style-name="gr10" draw:text-style-name="P5" draw:layer="layout" svg:width="4.61cm" svg:height="1.001cm" draw:transform="rotate (-0.000349065850398201) translate (75.94cm 30cm)">
            <text:p text:style-name="P4"><text:span text:style-name="T1">Ta</text:span><text:span text:style-name="T1">bl</text:span><text:span text:style-name="T1">e</text:span><text:span text:style-name="T1">D</text:span><text:span text:style-name="T1">e</text:span><text:span text:style-name="T1">C</text:span><text:span text:style-name="T1">od</text:span><text:span text:style-name="T1">ag</text:span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18" xml:id="id16" draw:id="id16" draw:layer="layout" svg:width="5.75cm" svg:height="1.481cm" svg:x="48cm" svg:y="35cm">
          <text:p text:style-name="P17"><text:span text:style-name="T3">tableDeCodag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75cm" svg:height="1.481cm" svg:x="23.5cm" svg:y="67.269cm">
          <text:p text:style-name="P17"><text:span text:style-name="T3">T</text:span><text:span text:style-name="T3">a</text:span><text:span text:style-name="T3">bl</text:span><text:span text:style-name="T3">e</text:span><text:span text:style-name="T3">D</text:span><text:span text:style-name="T3">e</text:span><text:span text:style-name="T3">C</text:span><text:span text:style-name="T3">o</text:span><text:span text:style-name="T3">d</text:span><text:span text:style-name="T3">a</text:span><text:span text:style-name="T3">g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xml:id="id15" draw:id="id15" draw:layer="layout" svg:width="5.75cm" svg:height="1.481cm" svg:x="54.75cm" svg:y="35.019cm">
          <text:p text:style-name="P17"><text:span text:style-name="T3">ajouterCodag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xml:id="id24" draw:id="id24" draw:layer="layout" svg:width="7.5cm" svg:height="1.481cm" svg:x="81.25cm" svg:y="16cm">
          <text:p text:style-name="P17"><text:span text:style-name="T3">octetVersCod</text:span><text:span text:style-name="T3">e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1.741cm" svg:x1="71.5cm" svg:y1="31.75cm" svg:x2="60.25cm" svg:y2="39.269cm" draw:start-shape="id3" draw:start-glue-point="2" draw:end-shape="id14" draw:end-glue-point="0" svg:d="M71500 31750v5500h-11250v2019" svg:viewBox="0 0 11251 7520">
          <text:p/>
        </draw:connector>
        <draw:connector draw:style-name="gr5" draw:text-style-name="P8" draw:layer="layout" svg:x1="71.5cm" svg:y1="31.75cm" svg:x2="57.625cm" svg:y2="35.019cm" draw:start-shape="id3" draw:start-glue-point="2" draw:end-shape="id15" draw:end-glue-point="0" svg:d="M71500 31750v1634h-13875v1635" svg:viewBox="0 0 13876 3270">
          <text:p/>
        </draw:connector>
        <draw:connector draw:style-name="gr5" draw:text-style-name="P8" draw:layer="layout" svg:x1="71.5cm" svg:y1="31.75cm" svg:x2="50.875cm" svg:y2="35cm" draw:start-shape="id3" draw:start-glue-point="2" draw:end-shape="id16" draw:end-glue-point="0" svg:d="M71500 31750v1624h-20625v1626" svg:viewBox="0 0 20626 3251">
          <text:p/>
        </draw:connector>
        <draw:custom-shape draw:style-name="gr20" draw:text-style-name="P15" xml:id="id14" draw:id="id14" draw:layer="layout" svg:width="6cm" svg:height="1.481cm" svg:x="57.25cm" svg:y="39.269cm">
          <text:p text:style-name="P14"><text:span text:style-name="T2">estUneFeuill</text:span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xml:id="id19" draw:id="id19" draw:layer="layout" svg:width="6cm" svg:height="1.481cm" svg:x="63.75cm" svg:y="39.5cm">
          <text:p text:style-name="P14"><text:span text:style-name="T2">obtenir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xml:id="id17" draw:id="id17" draw:layer="layout" svg:width="6cm" svg:height="1.481cm" svg:x="78.25cm" svg:y="41.769cm">
          <text:p text:style-name="P14"><text:span text:style-name="T2">o</text:span><text:span text:style-name="T2">b</text:span><text:span text:style-name="T2">t</text:span><text:span text:style-name="T2">e</text:span><text:span text:style-name="T2">ni</text:span><text:span text:style-name="T2">r</text:span><text:span text:style-name="T2">F</text:span><text:span text:style-name="T2">il</text:span><text:span text:style-name="T2">s</text:span><text:span text:style-name="T2">D</text:span><text:span text:style-name="T2">r</text:span><text:span text:style-name="T2">oi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xml:id="id18" draw:id="id18" draw:layer="layout" svg:width="6cm" svg:height="1.481cm" svg:x="71cm" svg:y="41.019cm">
          <text:p text:style-name="P14"><text:span text:style-name="T2">obtenirFilsGa</text:span><text:span text:style-name="T2">u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71.5cm" svg:y1="31.75cm" svg:x2="81.25cm" svg:y2="41.769cm" draw:start-shape="id3" draw:start-glue-point="2" draw:end-shape="id17" svg:d="M71500 31750v5009h9750v5010" svg:viewBox="0 0 9751 10020">
          <text:p/>
        </draw:connector>
        <draw:connector draw:style-name="gr5" draw:text-style-name="P8" draw:layer="layout" svg:x1="71.5cm" svg:y1="31.75cm" svg:x2="74cm" svg:y2="41.019cm" draw:start-shape="id3" draw:start-glue-point="2" draw:end-shape="id18" draw:end-glue-point="0" svg:d="M71500 31750v4634h2500v4635" svg:viewBox="0 0 2501 9270">
          <text:p/>
        </draw:connector>
        <draw:connector draw:style-name="gr5" draw:text-style-name="P8" draw:layer="layout" svg:x1="71.5cm" svg:y1="31.75cm" svg:x2="66.75cm" svg:y2="39.5cm" draw:start-shape="id3" draw:start-glue-point="2" draw:end-shape="id19" draw:end-glue-point="0" svg:d="M71500 31750v3874h-4750v3876" svg:viewBox="0 0 4751 7751">
          <text:p/>
        </draw:connector>
        <draw:custom-shape draw:style-name="gr21" draw:text-style-name="P19" xml:id="id20" draw:id="id20" draw:layer="layout" svg:width="6cm" svg:height="1.481cm" svg:x="92.75cm" svg:y="42.019cm">
          <text:p text:style-name="P14"><text:span text:style-name="T2">c</text:span><text:span text:style-name="T2">o</text:span><text:span text:style-name="T2">d</text:span><text:span text:style-name="T2">e</text:span><text:span text:style-name="T2">B</text:span><text:span text:style-name="T2">in</text:span><text:span text:style-name="T2">ai</text:span><text:span text:style-name="T2">r</text:span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xml:id="id21" draw:id="id21" draw:layer="layout" svg:width="6cm" svg:height="1.481cm" svg:x="85.75cm" svg:y="41.769cm">
          <text:p text:style-name="P14"><text:span text:style-name="T2">ajouter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layout" svg:width="6cm" svg:height="1.481cm" svg:x="18.5cm" svg:y="65.288cm">
          <text:p text:style-name="P14"><text:span text:style-name="T2">C</text:span><text:span text:style-name="T2">o</text:span><text:span text:style-name="T2">d</text:span><text:span text:style-name="T2">e</text:span><text:span text:style-name="T2">B</text:span><text:span text:style-name="T2">in</text:span><text:span text:style-name="T2">ai</text:span><text:span text:style-name="T2">r</text:span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95.75cm" svg:y1="42.019cm" svg:x2="71.5cm" svg:y2="31.75cm" draw:start-shape="id20" draw:start-glue-point="0" draw:end-shape="id3" draw:end-glue-point="2" svg:d="M95750 42019v-5135h-24250v-5134" svg:viewBox="0 0 24251 10270">
          <text:p/>
        </draw:connector>
        <draw:connector draw:style-name="gr5" draw:text-style-name="P8" draw:layer="layout" svg:x1="71.5cm" svg:y1="31.75cm" svg:x2="88.75cm" svg:y2="41.769cm" draw:start-shape="id3" draw:start-glue-point="2" draw:end-shape="id21" draw:end-glue-point="0" svg:d="M71500 31750v5009h17250v5010" svg:viewBox="0 0 17251 10020">
          <text:p/>
        </draw:connector>
        <draw:custom-shape draw:style-name="gr13" draw:text-style-name="P11" xml:id="id25" draw:id="id25" draw:layer="layout" svg:width="4.25cm" svg:height="1.481cm" svg:x="71.75cm" svg:y="10cm">
          <text:p text:style-name="P1">lireOct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27" draw:id="id27" draw:layer="layout" svg:width="4.75cm" svg:height="1.481cm" svg:x="59cm" svg:y="10.019cm">
          <text:p text:style-name="P1">fichierBinai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26" draw:id="id26" draw:layer="layout" svg:width="4.75cm" svg:height="1.481cm" svg:x="64.75cm" svg:y="10.019cm">
          <text:p text:style-name="P1">ouvr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22" draw:id="id22" draw:layer="layout" svg:width="4.75cm" svg:height="1.481cm" svg:x="86.25cm" svg:y="10.019cm">
          <text:p text:style-name="P1">ecrireOct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13" draw:id="id13" draw:layer="layout" svg:width="4.75cm" svg:height="1.481cm" svg:x="92.25cm" svg:y="10.019cm">
          <text:p text:style-name="P1">ferm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1" draw:layer="layout" svg:width="6cm" svg:height="1.481cm" svg:x="8.25cm" svg:y="67.288cm">
          <text:p text:style-name="P20"><text:span text:style-name="T4">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3.75cm" svg:y1="6.019cm" svg:x2="88.625cm" svg:y2="10.019cm" draw:start-shape="id4" draw:start-glue-point="2" draw:end-shape="id22" draw:end-glue-point="0" svg:d="M83750 6019v1999h4875v2001" svg:viewBox="0 0 4876 4001">
          <text:p/>
        </draw:connector>
        <draw:connector draw:style-name="gr5" draw:text-style-name="P8" draw:layer="layout" svg:x1="82.375cm" svg:y1="14cm" svg:x2="85cm" svg:y2="16cm" draw:start-shape="id23" draw:start-glue-point="2" draw:end-shape="id24" draw:end-glue-point="0" svg:d="M82375 14000v999h2625v1001" svg:viewBox="0 0 2626 2001">
          <text:p/>
        </draw:connector>
        <draw:connector draw:style-name="gr5" draw:text-style-name="P8" draw:layer="layout" svg:x1="83.75cm" svg:y1="6.019cm" svg:x2="73.875cm" svg:y2="10cm" draw:start-shape="id4" draw:start-glue-point="2" draw:end-shape="id25" draw:end-glue-point="0" svg:d="M83750 6019v1990h-9875v1991" svg:viewBox="0 0 9876 3982">
          <text:p/>
        </draw:connector>
        <draw:connector draw:style-name="gr5" draw:text-style-name="P8" draw:layer="layout" svg:x1="83.75cm" svg:y1="6.019cm" svg:x2="67.125cm" svg:y2="10.019cm" draw:start-shape="id4" draw:start-glue-point="2" draw:end-shape="id26" draw:end-glue-point="0" svg:d="M83750 6019v1999h-16625v2001" svg:viewBox="0 0 16626 4001">
          <text:p/>
        </draw:connector>
        <draw:connector draw:style-name="gr5" draw:text-style-name="P8" draw:layer="layout" svg:x1="83.75cm" svg:y1="6.019cm" svg:x2="61.375cm" svg:y2="10.019cm" draw:start-shape="id4" draw:start-glue-point="2" draw:end-shape="id27" draw:end-glue-point="0" svg:d="M83750 6019v1999h-22375v2001" svg:viewBox="0 0 22376 4001">
          <text:p/>
        </draw:connector>
        <draw:g>
          <draw:line draw:style-name="gr9" draw:text-style-name="P3" draw:layer="layout" svg:x1="75cm" svg:y1="31.25cm" svg:x2="76cm" svg:y2="31.25cm">
            <text:p/>
          </draw:line>
          <draw:custom-shape draw:style-name="gr10" draw:text-style-name="P5" draw:layer="layout" svg:width="4.61cm" svg:height="1.001cm" draw:transform="rotate (-0.000349065850398201) translate (75.89cm 30.747cm)">
            <text:p text:style-name="P4"><text:span text:style-name="T1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draw:line-skew="0cm 15.751cm -0.517cm" svg:x1="71.5cm" svg:y1="31.75cm" svg:x2="71.5cm" svg:y2="30.269cm" draw:start-shape="id3" draw:start-glue-point="2" draw:end-shape="id3" draw:end-glue-point="0" svg:d="M71500 31750v500h11750v-3000h-11750v1019" svg:viewBox="0 0 11751 3001">
          <text:p/>
        </draw:connector>
        <draw:custom-shape draw:style-name="gr24" draw:text-style-name="P10" xml:id="id23" draw:id="id23" draw:layer="layout" svg:width="10.75cm" svg:height="1.481cm" svg:x="77cm" svg:y="12.519cm">
          <text:p text:style-name="P1">concatenerCodesBinairesEnOcte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3.75cm" svg:y1="6.019cm" svg:x2="82.375cm" svg:y2="12.519cm" draw:start-shape="id4" draw:start-glue-point="2" draw:end-shape="id23" draw:end-glue-point="0" svg:d="M83750 6019v3249h-1375v3251" svg:viewBox="0 0 1376 6501">
          <text:p/>
        </draw:connector>
        <draw:custom-shape draw:style-name="gr8" draw:text-style-name="P10" draw:layer="layout" svg:width="6cm" svg:height="1.481cm" svg:x="90.25cm" svg:y="18.519cm">
          <text:p text:style-name="P1">Faire un compteur pour avoir la longueur des données compressé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1.998cm" svg:x1="39cm" svg:y1="38.494cm" svg:x2="45.375cm" svg:y2="43.038cm" svg:d="M39000 38494v4019h6375v525" svg:viewBox="0 0 6376 4545">
          <text:p/>
        </draw:connector>
        <draw:connector draw:style-name="gr5" draw:text-style-name="P8" draw:layer="layout" draw:line-skew="2.01cm" svg:x1="39cm" svg:y1="38.475cm" svg:x2="32.25cm" svg:y2="42.994cm" svg:d="M39000 38475v4019h-6750v500" svg:viewBox="0 0 6751 4520">
          <text:p/>
        </draw:connector>
        <draw:g>
          <draw:g>
            <draw:custom-shape draw:style-name="gr25" draw:text-style-name="P23" draw:layer="layout" svg:width="4.119cm" svg:height="1.481cm" svg:x="30.25cm" svg:y="40.266cm">
              <text:p text:style-name="P22">obtenirArbreEtDe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29.25cm" svg:y1="41.001cm" svg:x2="30.25cm" svg:y2="41.001cm">
                <text:p/>
              </draw:line>
              <draw:custom-shape draw:style-name="gr26" draw:text-style-name="P7" draw:layer="layout" svg:width="4.61cm" svg:height="1.001cm" draw:transform="rotate (-0.000349065850398201) translate (24.75cm 40.498cm)">
                <text:p text:style-name="P6"><text:span text:style-name="T1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4.369cm" svg:y1="41.326cm" svg:x2="35.369cm" svg:y2="41.326cm">
                  <text:p/>
                </draw:line>
                <draw:custom-shape draw:style-name="gr26" draw:text-style-name="P5" draw:layer="layout" svg:width="4.61cm" svg:height="1.001cm" draw:transform="rotate (-0.000349065850398201) translate (35.259cm 40.823cm)">
                  <text:p text:style-name="P4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34.369cm" svg:y1="40.747cm" svg:x2="35.369cm" svg:y2="40.747cm">
                  <text:p/>
                </draw:line>
                <draw:custom-shape draw:style-name="gr26" draw:text-style-name="P5" draw:layer="layout" svg:width="4.61cm" svg:height="1.001cm" draw:transform="rotate (-0.000349065850398201) translate (35.259cm 40.244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g>
          <draw:g>
            <draw:custom-shape draw:style-name="gr27" draw:text-style-name="P23" draw:layer="layout" svg:width="3.25cm" svg:height="1.481cm" svg:x="43.75cm" svg:y="40.269cm">
              <text:p text:style-name="P22">fusionn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42.75cm" svg:y1="40.747cm" svg:x2="43.75cm" svg:y2="40.747cm">
                <text:p/>
              </draw:line>
              <draw:custom-shape draw:style-name="gr26" draw:text-style-name="P7" draw:layer="layout" svg:width="4.61cm" svg:height="1.001cm" draw:transform="rotate (-0.000349065850398201) translate (38.25cm 40.244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47cm" svg:y1="41cm" svg:x2="48cm" svg:y2="41cm">
                  <text:p/>
                </draw:line>
                <draw:custom-shape draw:style-name="gr26" draw:text-style-name="P5" draw:layer="layout" svg:width="4.61cm" svg:height="1.001cm" draw:transform="rotate (-0.000349065850398201) translate (47.89cm 40.49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42.75cm" svg:y1="41.247cm" svg:x2="43.75cm" svg:y2="41.247cm">
                <text:p/>
              </draw:line>
              <draw:custom-shape draw:style-name="gr26" draw:text-style-name="P7" draw:layer="layout" svg:width="4.61cm" svg:height="1.001cm" draw:transform="rotate (-0.000349065850398201) translate (38.25cm 40.744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>
            <draw:custom-shape draw:style-name="gr27" draw:text-style-name="P23" draw:layer="layout" svg:width="3.25cm" svg:height="1.481cm" svg:x="43.75cm" svg:y="43.019cm">
              <text:p text:style-name="P22">estVid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42.75cm" svg:y1="43.747cm" svg:x2="43.75cm" svg:y2="43.747cm">
                <text:p/>
              </draw:line>
              <draw:custom-shape draw:style-name="gr26" draw:text-style-name="P7" draw:layer="layout" svg:width="4.61cm" svg:height="1.001cm" draw:transform="rotate (-0.000349065850398201) translate (38.25cm 43.244cm)">
                <text:p text:style-name="P6"><text:span text:style-name="T1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47cm" svg:y1="43.75cm" svg:x2="48cm" svg:y2="43.75cm">
                  <text:p/>
                </draw:line>
                <draw:custom-shape draw:style-name="gr26" draw:text-style-name="P5" draw:layer="layout" svg:width="4.61cm" svg:height="1.001cm" draw:transform="rotate (-0.000349065850398201) translate (47.89cm 43.247cm)">
                  <text:p text:style-name="P4"><text:span text:style-name="T1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g>
          <draw:g>
            <draw:custom-shape draw:style-name="gr28" draw:text-style-name="P23" draw:layer="layout" svg:width="2.5cm" svg:height="1.481cm" svg:x="31cm" svg:y="43.016cm">
              <text:p text:style-name="P22">en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0cm" svg:y1="43.994cm" svg:x2="31cm" svg:y2="43.994cm">
                <text:p/>
              </draw:line>
              <draw:custom-shape draw:style-name="gr26" draw:text-style-name="P7" draw:layer="layout" svg:width="4.61cm" svg:height="1.001cm" draw:transform="rotate (-0.000349065850398201) translate (25.5cm 43.491cm)">
                <text:p text:style-name="P6"><text:span text:style-name="T1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3.5cm" svg:y1="43.747cm" svg:x2="34.5cm" svg:y2="43.747cm">
                  <text:p/>
                </draw:line>
                <draw:custom-shape draw:style-name="gr26" draw:text-style-name="P5" draw:layer="layout" svg:width="4.61cm" svg:height="1.001cm" draw:transform="rotate (-0.000349065850398201) translate (34.39cm 43.244cm)">
                  <text:p text:style-name="P4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30cm" svg:y1="43.497cm" svg:x2="31cm" svg:y2="43.497cm">
                <text:p/>
              </draw:line>
              <draw:custom-shape draw:style-name="gr26" draw:text-style-name="P7" draw:layer="layout" svg:width="4.61cm" svg:height="1.001cm" draw:transform="rotate (-0.000349065850398201) translate (25.5cm 42.994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 xml:id="id28" draw:id="id28">
            <draw:g>
              <draw:custom-shape draw:style-name="gr29" draw:text-style-name="P24" draw:layer="layout" svg:width="4.119cm" svg:height="1.481cm" svg:x="36.941cm" svg:y="45.013cm">
                <text:p text:style-name="P22">contruire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5.941cm" svg:y1="45.748cm" svg:x2="36.941cm" svg:y2="45.748cm">
                  <text:p/>
                </draw:line>
                <draw:custom-shape draw:style-name="gr26" draw:text-style-name="P7" draw:layer="layout" svg:width="4.61cm" svg:height="1.001cm" draw:transform="rotate (-0.000349065850398201) translate (31.441cm 45.245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1.06cm" svg:y1="45.766cm" svg:x2="42.06cm" svg:y2="45.766cm">
                    <text:p/>
                  </draw:line>
                  <draw:custom-shape draw:style-name="gr26" draw:text-style-name="P5" draw:layer="layout" svg:width="4.61cm" svg:height="1.001cm" draw:transform="rotate (-0.000349065850398201) translate (41.95cm 45.263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9" draw:id="id29">
            <draw:g>
              <draw:custom-shape draw:style-name="gr30" draw:text-style-name="P23" draw:layer="layout" svg:width="4.25cm" svg:height="1.481cm" svg:x="30.25cm" svg:y="47.744cm">
                <text:p text:style-name="P22">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9.25cm" svg:y1="48.472cm" svg:x2="30.25cm" svg:y2="48.472cm">
                  <text:p/>
                </draw:line>
                <draw:custom-shape draw:style-name="gr26" draw:text-style-name="P7" draw:layer="layout" svg:width="4.61cm" svg:height="1.001cm" draw:transform="rotate (-0.000349065850398201) translate (24.75cm 47.96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4.5cm" svg:y1="48.472cm" svg:x2="35.5cm" svg:y2="48.472cm">
                    <text:p/>
                  </draw:line>
                  <draw:custom-shape draw:style-name="gr26" draw:text-style-name="P5" draw:layer="layout" svg:width="4.61cm" svg:height="1.001cm" draw:transform="rotate (-0.000349065850398201) translate (35.39cm 47.969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31" draw:text-style-name="P25" draw:layer="layout" draw:line-skew="0.126cm" svg:x1="39cm" svg:y1="46.494cm" svg:x2="32.375cm" svg:y2="47.744cm" draw:start-shape="id28" draw:start-glue-point="2" draw:end-shape="id29" draw:end-glue-point="0" svg:d="M39000 46494v750h-6625v500" svg:viewBox="0 0 6626 1251">
            <text:p/>
          </draw:connector>
          <draw:g xml:id="id30" draw:id="id30">
            <draw:g>
              <draw:custom-shape draw:style-name="gr32" draw:text-style-name="P23" draw:layer="layout" svg:width="4.75cm" svg:height="1.481cm" svg:x="42.5cm" svg:y="47.744cm">
                <text:p text:style-name="P22">naturelEn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41.5cm" svg:y1="48.472cm" svg:x2="42.5cm" svg:y2="48.472cm">
                  <text:p/>
                </draw:line>
                <draw:custom-shape draw:style-name="gr26" draw:text-style-name="P7" draw:layer="layout" svg:width="4.61cm" svg:height="1.001cm" draw:transform="rotate (-0.000349065850398201) translate (37cm 47.969cm)">
                  <text:p text:style-name="P6"><text:span text:style-name="T5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7.25cm" svg:y1="48.494cm" svg:x2="48.25cm" svg:y2="48.494cm">
                    <text:p/>
                  </draw:line>
                  <draw:custom-shape draw:style-name="gr26" draw:text-style-name="P5" draw:layer="layout" svg:width="4.61cm" svg:height="1.001cm" draw:transform="rotate (-0.000349065850398201) translate (48.14cm 47.991cm)">
                    <text:p text:style-name="P4"><text:span text:style-name="T1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31" draw:text-style-name="P25" draw:layer="layout" draw:line-skew="0.126cm" svg:x1="39cm" svg:y1="46.494cm" svg:x2="44.875cm" svg:y2="47.744cm" draw:start-shape="id28" draw:start-glue-point="2" draw:end-shape="id30" draw:end-glue-point="0" svg:d="M39000 46494v750h5875v500" svg:viewBox="0 0 5876 1251">
            <text:p/>
          </draw:connector>
          <draw:g xml:id="id32" draw:id="id32">
            <draw:g>
              <draw:custom-shape draw:style-name="gr33" draw:text-style-name="P23" draw:layer="layout" svg:width="5.5cm" svg:height="1.481cm" svg:x="30cm" svg:y="50.51cm">
                <text:p text:style-name="P22">obteni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9cm" svg:y1="50.991cm" svg:x2="30cm" svg:y2="50.991cm">
                  <text:p/>
                </draw:line>
                <draw:custom-shape draw:style-name="gr26" draw:text-style-name="P7" draw:layer="layout" svg:width="4.61cm" svg:height="1.001cm" draw:transform="rotate (-0.000349065850398201) translate (24.5cm 50.488cm)">
                  <text:p text:style-name="P6"><text:span text:style-name="T5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5.5cm" svg:y1="51.241cm" svg:x2="36.5cm" svg:y2="51.241cm">
                    <text:p/>
                  </draw:line>
                  <draw:custom-shape draw:style-name="gr26" draw:text-style-name="P5" draw:layer="layout" svg:width="4.61cm" svg:height="1.001cm" draw:transform="rotate (-0.000349065850398201) translate (36.39cm 50.738cm)">
                    <text:p text:style-name="P4"><text:span text:style-name="T1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29cm" svg:y1="51.494cm" svg:x2="30cm" svg:y2="51.494cm">
                  <text:p/>
                </draw:line>
                <draw:custom-shape draw:style-name="gr26" draw:text-style-name="P7" draw:layer="layout" svg:width="4.61cm" svg:height="1.001cm" draw:transform="rotate (-0.000349065850398201) translate (24.5cm 50.991cm)">
                  <text:p text:style-name="P6"><text:span text:style-name="T5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31" draw:id="id31">
            <draw:g>
              <draw:custom-shape draw:style-name="gr33" draw:text-style-name="P23" draw:layer="layout" svg:width="5.5cm" svg:height="1.481cm" svg:x="42cm" svg:y="50.516cm">
                <text:p text:style-name="P22">arbreDeHuffma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41cm" svg:y1="50.997cm" svg:x2="42cm" svg:y2="50.997cm">
                  <text:p/>
                </draw:line>
                <draw:custom-shape draw:style-name="gr26" draw:text-style-name="P7" draw:layer="layout" svg:width="4.61cm" svg:height="1.001cm" draw:transform="rotate (-0.000349065850398201) translate (36.5cm 50.494cm)">
                  <text:p text:style-name="P6"><text:span text:style-name="T5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7.5cm" svg:y1="51.247cm" svg:x2="48.5cm" svg:y2="51.247cm">
                    <text:p/>
                  </draw:line>
                  <draw:custom-shape draw:style-name="gr26" draw:text-style-name="P5" draw:layer="layout" svg:width="4.61cm" svg:height="1.001cm" draw:transform="rotate (-0.000349065850398201) translate (48.39cm 50.744cm)">
                    <text:p text:style-name="P4"><text:span text:style-name="T1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41cm" svg:y1="51.5cm" svg:x2="42cm" svg:y2="51.5cm">
                  <text:p/>
                </draw:line>
                <draw:custom-shape draw:style-name="gr26" draw:text-style-name="P7" draw:layer="layout" svg:width="4.61cm" svg:height="1.001cm" draw:transform="rotate (-0.000349065850398201) translate (36.5cm 50.997cm)">
                  <text:p text:style-name="P6"><text:span text:style-name="T5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33" draw:id="id33">
            <draw:g>
              <draw:custom-shape draw:style-name="gr28" draw:text-style-name="P23" draw:layer="layout" svg:width="2.5cm" svg:height="1.481cm" svg:x="37.75cm" svg:y="52.266cm">
                <text:p text:style-name="P22">en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6.75cm" svg:y1="52.747cm" svg:x2="37.75cm" svg:y2="52.747cm">
                  <text:p/>
                </draw:line>
                <draw:custom-shape draw:style-name="gr26" draw:text-style-name="P7" draw:layer="layout" svg:width="4.61cm" svg:height="1.001cm" draw:transform="rotate (-0.000349065850398201) translate (32.25cm 52.244cm)">
                  <text:p text:style-name="P6"><text:span text:style-name="T5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0.25cm" svg:y1="53cm" svg:x2="41.25cm" svg:y2="53cm">
                    <text:p/>
                  </draw:line>
                  <draw:custom-shape draw:style-name="gr26" draw:text-style-name="P5" draw:layer="layout" svg:width="4.61cm" svg:height="1.001cm" draw:transform="rotate (-0.000349065850398201) translate (41.14cm 52.497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36.75cm" svg:y1="53.25cm" svg:x2="37.75cm" svg:y2="53.25cm">
                  <text:p/>
                </draw:line>
                <draw:custom-shape draw:style-name="gr26" draw:text-style-name="P7" draw:layer="layout" svg:width="4.61cm" svg:height="1.001cm" draw:transform="rotate (-0.000349065850398201) translate (32.25cm 52.747cm)">
                  <text:p text:style-name="P6"><text:span text:style-name="T5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31" draw:text-style-name="P25" draw:layer="layout" draw:line-skew="1.5cm" svg:x1="44.75cm" svg:y1="50.494cm" svg:x2="39cm" svg:y2="46.494cm" draw:start-shape="id31" draw:start-glue-point="0" draw:end-shape="id28" svg:d="M44750 50494v-500h-5750v-3500" svg:viewBox="0 0 5751 4001">
            <text:p/>
          </draw:connector>
          <draw:connector draw:style-name="gr31" draw:text-style-name="P25" draw:layer="layout" draw:line-skew="1.503cm" svg:x1="32.75cm" svg:y1="50.488cm" svg:x2="39cm" svg:y2="46.494cm" draw:start-shape="id32" draw:start-glue-point="0" draw:end-shape="id28" draw:end-glue-point="2" svg:d="M32750 50488v-494h6250v-3500" svg:viewBox="0 0 6251 3995">
            <text:p/>
          </draw:connector>
          <draw:connector draw:style-name="gr31" draw:text-style-name="P25" draw:layer="layout" svg:x1="39cm" svg:y1="46.494cm" svg:x2="39cm" svg:y2="52.244cm" draw:start-shape="id28" draw:start-glue-point="2" draw:end-shape="id33" draw:end-glue-point="0" svg:d="M39000 46494v5750" svg:viewBox="0 0 1 5751">
            <text:p/>
          </draw:connector>
        </draw:g>
        <draw:g xml:id="id5" draw:id="id5">
          <draw:g>
            <draw:custom-shape draw:style-name="gr34" draw:text-style-name="P24" draw:layer="layout" svg:width="5.119cm" svg:height="1.481cm" svg:x="36.441cm" svg:y="36.994cm">
              <text:p text:style-name="P22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5.441cm" svg:y1="37.725cm" svg:x2="36.441cm" svg:y2="37.725cm">
                <text:p/>
              </draw:line>
              <draw:custom-shape draw:style-name="gr26" draw:text-style-name="P7" draw:layer="layout" svg:width="4.61cm" svg:height="1.001cm" draw:transform="rotate (-0.000349065850398201) translate (30.941cm 37.222cm)">
                <text:p text:style-name="P6"><text:span text:style-name="T1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41.56cm" svg:y1="37.748cm" svg:x2="42.56cm" svg:y2="37.748cm">
                  <text:p/>
                </draw:line>
                <draw:custom-shape draw:style-name="gr26" draw:text-style-name="P5" draw:layer="layout" svg:width="4.61cm" svg:height="1.001cm" draw:transform="rotate (-0.000349065850398201) translate (42.45cm 37.245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39cm" svg:y1="38.475cm" svg:x2="32.309cm" svg:y2="40.244cm" svg:d="M39000 38475v634h-6691v1135" svg:viewBox="0 0 6692 1770">
          <text:p/>
        </draw:connector>
        <draw:connector draw:style-name="gr5" draw:text-style-name="P8" draw:layer="layout" svg:x1="39cm" svg:y1="38.494cm" svg:x2="45.375cm" svg:y2="40.263cm" svg:d="M39000 38494v634h6375v1135" svg:viewBox="0 0 6376 1770">
          <text:p/>
        </draw:connector>
        <draw:connector draw:style-name="gr5" draw:text-style-name="P8" draw:layer="layout" svg:x1="39cm" svg:y1="38.494cm" svg:x2="39cm" svg:y2="45.032cm" svg:d="M39000 38494v6538" svg:viewBox="0 0 1 6539">
          <text:p/>
        </draw:connector>
      </draw:page>
      <draw:page draw:name="page2" draw:style-name="dp1" draw:master-page-name="Standard">
        <draw:custom-shape draw:style-name="gr1" draw:text-style-name="P13" xml:id="id34" draw:id="id34" draw:layer="layout" svg:width="5.75cm" svg:height="1.75cm" svg:x="47.125cm" svg:y="22.5cm">
          <text:p text:style-name="P22">decompress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52.875cm" svg:y1="23.253cm" svg:x2="53.875cm" svg:y2="23.253cm">
            <text:p/>
          </draw:line>
          <draw:custom-shape draw:style-name="gr3" draw:text-style-name="P5" draw:layer="layout" svg:width="3.235cm" svg:height="1.001cm" draw:transform="rotate (-0.000349065850398201) translate (53.765cm 22.75cm)">
            <text:p text:style-name="P4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46.125cm" svg:y1="23.355cm" svg:x2="47.125cm" svg:y2="23.355cm">
            <text:p/>
          </draw:line>
          <draw:custom-shape draw:style-name="gr4" draw:text-style-name="P7" draw:layer="layout" svg:width="3.11cm" svg:height="1.001cm" draw:transform="rotate (-0.000349065850398201) translate (43.125cm 22.853cm)">
            <text:p text:style-name="P6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draw:line-skew="0.125cm" svg:x1="50cm" svg:y1="24.25cm" svg:x2="12.625cm" svg:y2="28.494cm" draw:start-shape="id34" draw:start-glue-point="2" svg:d="M50000 24250v2498h-37375v1746" svg:viewBox="0 0 37376 4245">
          <text:p/>
        </draw:connector>
        <draw:connector draw:style-name="gr5" draw:text-style-name="P8" draw:layer="layout" draw:line-skew="0.128cm" svg:x1="50cm" svg:y1="24.25cm" svg:x2="37.25cm" svg:y2="28.494cm" draw:start-shape="id34" draw:start-glue-point="2" svg:d="M50000 24250v2501h-12750v1743" svg:viewBox="0 0 12751 4245">
          <text:p/>
        </draw:connector>
        <draw:g>
          <draw:g>
            <draw:custom-shape draw:style-name="gr34" draw:text-style-name="P24" draw:layer="layout" svg:width="5.119cm" svg:height="1.481cm" svg:x="34.691cm" svg:y="28.494cm">
              <text:p text:style-name="P22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3.691cm" svg:y1="29.225cm" svg:x2="34.691cm" svg:y2="29.225cm">
                <text:p/>
              </draw:line>
              <draw:custom-shape draw:style-name="gr26" draw:text-style-name="P7" draw:layer="layout" svg:width="4.61cm" svg:height="1.001cm" draw:transform="rotate (-0.000349065850398201) translate (29.191cm 28.722cm)">
                <text:p text:style-name="P6"><text:span text:style-name="T1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9.81cm" svg:y1="29.248cm" svg:x2="40.81cm" svg:y2="29.248cm">
                  <text:p/>
                </draw:line>
                <draw:custom-shape draw:style-name="gr26" draw:text-style-name="P5" draw:layer="layout" svg:width="4.61cm" svg:height="1.001cm" draw:transform="rotate (-0.000349065850398201) translate (40.7cm 28.745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37.25cm" svg:y1="29.975cm" svg:x2="30.559cm" svg:y2="31.744cm" draw:end-shape="id35" draw:end-glue-point="0" svg:d="M37250 29975v634h-6691v1135" svg:viewBox="0 0 6692 1770">
          <text:p/>
        </draw:connector>
        <draw:g xml:id="id35" draw:id="id35">
          <draw:g>
            <draw:custom-shape draw:style-name="gr25" draw:text-style-name="P23" draw:layer="layout" svg:width="4.119cm" svg:height="1.481cm" svg:x="28.5cm" svg:y="31.766cm">
              <text:p text:style-name="P22">obtenirArbreEtDe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27.5cm" svg:y1="32.501cm" svg:x2="28.5cm" svg:y2="32.501cm">
                <text:p/>
              </draw:line>
              <draw:custom-shape draw:style-name="gr26" draw:text-style-name="P7" draw:layer="layout" svg:width="4.61cm" svg:height="1.001cm" draw:transform="rotate (-0.000349065850398201) translate (23cm 31.998cm)">
                <text:p text:style-name="P6"><text:span text:style-name="T1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2.619cm" svg:y1="32.826cm" svg:x2="33.619cm" svg:y2="32.826cm">
                  <text:p/>
                </draw:line>
                <draw:custom-shape draw:style-name="gr26" draw:text-style-name="P5" draw:layer="layout" svg:width="4.61cm" svg:height="1.001cm" draw:transform="rotate (-0.000349065850398201) translate (33.509cm 32.323cm)">
                  <text:p text:style-name="P4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32.619cm" svg:y1="32.247cm" svg:x2="33.619cm" svg:y2="32.247cm">
                  <text:p/>
                </draw:line>
                <draw:custom-shape draw:style-name="gr26" draw:text-style-name="P5" draw:layer="layout" svg:width="4.61cm" svg:height="1.001cm" draw:transform="rotate (-0.000349065850398201) translate (33.509cm 31.744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37.25cm" svg:y1="29.975cm" svg:x2="43.625cm" svg:y2="31.744cm" draw:end-shape="id36" draw:end-glue-point="0" svg:d="M37250 29975v634h6375v1135" svg:viewBox="0 0 6376 1770">
          <text:p/>
        </draw:connector>
        <draw:g xml:id="id36" draw:id="id36">
          <draw:g>
            <draw:custom-shape draw:style-name="gr27" draw:text-style-name="P23" draw:layer="layout" svg:width="3.25cm" svg:height="1.481cm" svg:x="42cm" svg:y="31.769cm">
              <text:p text:style-name="P22">fusionn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41cm" svg:y1="32.247cm" svg:x2="42cm" svg:y2="32.247cm">
                <text:p/>
              </draw:line>
              <draw:custom-shape draw:style-name="gr26" draw:text-style-name="P7" draw:layer="layout" svg:width="4.61cm" svg:height="1.001cm" draw:transform="rotate (-0.000349065850398201) translate (36.5cm 31.744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45.25cm" svg:y1="32.5cm" svg:x2="46.25cm" svg:y2="32.5cm">
                  <text:p/>
                </draw:line>
                <draw:custom-shape draw:style-name="gr26" draw:text-style-name="P5" draw:layer="layout" svg:width="4.61cm" svg:height="1.001cm" draw:transform="rotate (-0.000349065850398201) translate (46.14cm 31.99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41cm" svg:y1="32.747cm" svg:x2="42cm" svg:y2="32.747cm">
                <text:p/>
              </draw:line>
              <draw:custom-shape draw:style-name="gr26" draw:text-style-name="P7" draw:layer="layout" svg:width="4.61cm" svg:height="1.001cm" draw:transform="rotate (-0.000349065850398201) translate (36.5cm 32.244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5" draw:text-style-name="P8" draw:layer="layout" draw:line-skew="1.998cm" svg:x1="37.25cm" svg:y1="29.975cm" svg:x2="43.625cm" svg:y2="34.519cm" draw:end-shape="id37" draw:end-glue-point="0" svg:d="M37250 29975v4019h6375v525" svg:viewBox="0 0 6376 4545">
          <text:p/>
        </draw:connector>
        <draw:g xml:id="id37" draw:id="id37">
          <draw:g>
            <draw:custom-shape draw:style-name="gr27" draw:text-style-name="P23" draw:layer="layout" svg:width="3.25cm" svg:height="1.481cm" svg:x="42cm" svg:y="34.519cm">
              <text:p text:style-name="P22">estVid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41cm" svg:y1="35.247cm" svg:x2="42cm" svg:y2="35.247cm">
                <text:p/>
              </draw:line>
              <draw:custom-shape draw:style-name="gr26" draw:text-style-name="P7" draw:layer="layout" svg:width="4.61cm" svg:height="1.001cm" draw:transform="rotate (-0.000349065850398201) translate (36.5cm 34.744cm)">
                <text:p text:style-name="P6"><text:span text:style-name="T1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45.25cm" svg:y1="35.25cm" svg:x2="46.25cm" svg:y2="35.25cm">
                  <text:p/>
                </draw:line>
                <draw:custom-shape draw:style-name="gr26" draw:text-style-name="P5" draw:layer="layout" svg:width="4.61cm" svg:height="1.001cm" draw:transform="rotate (-0.000349065850398201) translate (46.14cm 34.747cm)">
                  <text:p text:style-name="P4"><text:span text:style-name="T1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draw:line-skew="2.01cm" svg:x1="37.25cm" svg:y1="29.975cm" svg:x2="30.5cm" svg:y2="34.494cm" draw:end-shape="id38" draw:end-glue-point="0" svg:d="M37250 29975v4019h-6750v500" svg:viewBox="0 0 6751 4520">
          <text:p/>
        </draw:connector>
        <draw:g xml:id="id38" draw:id="id38">
          <draw:g>
            <draw:custom-shape draw:style-name="gr28" draw:text-style-name="P23" draw:layer="layout" svg:width="2.5cm" svg:height="1.481cm" svg:x="29.25cm" svg:y="34.516cm">
              <text:p text:style-name="P22">en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28.25cm" svg:y1="35.494cm" svg:x2="29.25cm" svg:y2="35.494cm">
                <text:p/>
              </draw:line>
              <draw:custom-shape draw:style-name="gr26" draw:text-style-name="P7" draw:layer="layout" svg:width="4.61cm" svg:height="1.001cm" draw:transform="rotate (-0.000349065850398201) translate (23.75cm 34.991cm)">
                <text:p text:style-name="P6"><text:span text:style-name="T1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1.75cm" svg:y1="35.247cm" svg:x2="32.75cm" svg:y2="35.247cm">
                  <text:p/>
                </draw:line>
                <draw:custom-shape draw:style-name="gr26" draw:text-style-name="P5" draw:layer="layout" svg:width="4.61cm" svg:height="1.001cm" draw:transform="rotate (-0.000349065850398201) translate (32.64cm 34.744cm)">
                  <text:p text:style-name="P4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28.25cm" svg:y1="34.997cm" svg:x2="29.25cm" svg:y2="34.997cm">
                <text:p/>
              </draw:line>
              <draw:custom-shape draw:style-name="gr26" draw:text-style-name="P7" draw:layer="layout" svg:width="4.61cm" svg:height="1.001cm" draw:transform="rotate (-0.000349065850398201) translate (23.75cm 34.494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 xml:id="id39" draw:id="id39">
            <draw:g>
              <draw:custom-shape draw:style-name="gr29" draw:text-style-name="P24" draw:layer="layout" svg:width="4.119cm" svg:height="1.481cm" svg:x="35.191cm" svg:y="36.513cm">
                <text:p text:style-name="P22">contruire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4.191cm" svg:y1="37.248cm" svg:x2="35.191cm" svg:y2="37.248cm">
                  <text:p/>
                </draw:line>
                <draw:custom-shape draw:style-name="gr26" draw:text-style-name="P7" draw:layer="layout" svg:width="4.61cm" svg:height="1.001cm" draw:transform="rotate (-0.000349065850398201) translate (29.691cm 36.745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9.31cm" svg:y1="37.266cm" svg:x2="40.31cm" svg:y2="37.266cm">
                    <text:p/>
                  </draw:line>
                  <draw:custom-shape draw:style-name="gr26" draw:text-style-name="P5" draw:layer="layout" svg:width="4.61cm" svg:height="1.001cm" draw:transform="rotate (-0.000349065850398201) translate (40.2cm 36.763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40" draw:id="id40">
            <draw:g>
              <draw:custom-shape draw:style-name="gr30" draw:text-style-name="P23" draw:layer="layout" svg:width="4.25cm" svg:height="1.481cm" svg:x="28.5cm" svg:y="39.244cm">
                <text:p text:style-name="P22">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7.5cm" svg:y1="39.972cm" svg:x2="28.5cm" svg:y2="39.972cm">
                  <text:p/>
                </draw:line>
                <draw:custom-shape draw:style-name="gr26" draw:text-style-name="P7" draw:layer="layout" svg:width="4.61cm" svg:height="1.001cm" draw:transform="rotate (-0.000349065850398201) translate (23cm 39.46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2.75cm" svg:y1="39.972cm" svg:x2="33.75cm" svg:y2="39.972cm">
                    <text:p/>
                  </draw:line>
                  <draw:custom-shape draw:style-name="gr26" draw:text-style-name="P5" draw:layer="layout" svg:width="4.61cm" svg:height="1.001cm" draw:transform="rotate (-0.000349065850398201) translate (33.64cm 39.469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31" draw:text-style-name="P25" draw:layer="layout" draw:line-skew="0.126cm" svg:x1="37.25cm" svg:y1="37.994cm" svg:x2="30.625cm" svg:y2="39.244cm" draw:start-shape="id39" draw:start-glue-point="2" draw:end-shape="id40" draw:end-glue-point="0" svg:d="M37250 37994v750h-6625v500" svg:viewBox="0 0 6626 1251">
            <text:p/>
          </draw:connector>
          <draw:g xml:id="id41" draw:id="id41">
            <draw:g>
              <draw:custom-shape draw:style-name="gr32" draw:text-style-name="P23" draw:layer="layout" svg:width="4.75cm" svg:height="1.481cm" svg:x="40.75cm" svg:y="39.244cm">
                <text:p text:style-name="P22">naturelEn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9.75cm" svg:y1="39.972cm" svg:x2="40.75cm" svg:y2="39.972cm">
                  <text:p/>
                </draw:line>
                <draw:custom-shape draw:style-name="gr26" draw:text-style-name="P7" draw:layer="layout" svg:width="4.61cm" svg:height="1.001cm" draw:transform="rotate (-0.000349065850398201) translate (35.25cm 39.469cm)">
                  <text:p text:style-name="P6"><text:span text:style-name="T5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5.5cm" svg:y1="39.994cm" svg:x2="46.5cm" svg:y2="39.994cm">
                    <text:p/>
                  </draw:line>
                  <draw:custom-shape draw:style-name="gr26" draw:text-style-name="P5" draw:layer="layout" svg:width="4.61cm" svg:height="1.001cm" draw:transform="rotate (-0.000349065850398201) translate (46.39cm 39.491cm)">
                    <text:p text:style-name="P4"><text:span text:style-name="T1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31" draw:text-style-name="P25" draw:layer="layout" draw:line-skew="0.126cm" svg:x1="37.25cm" svg:y1="37.994cm" svg:x2="43.125cm" svg:y2="39.244cm" draw:start-shape="id39" draw:start-glue-point="2" draw:end-shape="id41" draw:end-glue-point="0" svg:d="M37250 37994v750h5875v500" svg:viewBox="0 0 5876 1251">
            <text:p/>
          </draw:connector>
          <draw:g xml:id="id43" draw:id="id43">
            <draw:g>
              <draw:custom-shape draw:style-name="gr33" draw:text-style-name="P23" draw:layer="layout" svg:width="5.5cm" svg:height="1.481cm" svg:x="28.25cm" svg:y="42.01cm">
                <text:p text:style-name="P22">obteni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7.25cm" svg:y1="42.491cm" svg:x2="28.25cm" svg:y2="42.491cm">
                  <text:p/>
                </draw:line>
                <draw:custom-shape draw:style-name="gr26" draw:text-style-name="P7" draw:layer="layout" svg:width="4.61cm" svg:height="1.001cm" draw:transform="rotate (-0.000349065850398201) translate (22.75cm 41.988cm)">
                  <text:p text:style-name="P6"><text:span text:style-name="T5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3.75cm" svg:y1="42.741cm" svg:x2="34.75cm" svg:y2="42.741cm">
                    <text:p/>
                  </draw:line>
                  <draw:custom-shape draw:style-name="gr26" draw:text-style-name="P5" draw:layer="layout" svg:width="4.61cm" svg:height="1.001cm" draw:transform="rotate (-0.000349065850398201) translate (34.64cm 42.238cm)">
                    <text:p text:style-name="P4"><text:span text:style-name="T1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27.25cm" svg:y1="42.994cm" svg:x2="28.25cm" svg:y2="42.994cm">
                  <text:p/>
                </draw:line>
                <draw:custom-shape draw:style-name="gr26" draw:text-style-name="P7" draw:layer="layout" svg:width="4.61cm" svg:height="1.001cm" draw:transform="rotate (-0.000349065850398201) translate (22.75cm 42.491cm)">
                  <text:p text:style-name="P6"><text:span text:style-name="T5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42" draw:id="id42">
            <draw:g>
              <draw:custom-shape draw:style-name="gr33" draw:text-style-name="P23" draw:layer="layout" svg:width="5.5cm" svg:height="1.481cm" svg:x="40.25cm" svg:y="42.016cm">
                <text:p text:style-name="P22">arbreDeHuffma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9.25cm" svg:y1="42.497cm" svg:x2="40.25cm" svg:y2="42.497cm">
                  <text:p/>
                </draw:line>
                <draw:custom-shape draw:style-name="gr26" draw:text-style-name="P7" draw:layer="layout" svg:width="4.61cm" svg:height="1.001cm" draw:transform="rotate (-0.000349065850398201) translate (34.75cm 41.994cm)">
                  <text:p text:style-name="P6"><text:span text:style-name="T5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5.75cm" svg:y1="42.747cm" svg:x2="46.75cm" svg:y2="42.747cm">
                    <text:p/>
                  </draw:line>
                  <draw:custom-shape draw:style-name="gr26" draw:text-style-name="P5" draw:layer="layout" svg:width="4.61cm" svg:height="1.001cm" draw:transform="rotate (-0.000349065850398201) translate (46.64cm 42.244cm)">
                    <text:p text:style-name="P4"><text:span text:style-name="T1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39.25cm" svg:y1="43cm" svg:x2="40.25cm" svg:y2="43cm">
                  <text:p/>
                </draw:line>
                <draw:custom-shape draw:style-name="gr26" draw:text-style-name="P7" draw:layer="layout" svg:width="4.61cm" svg:height="1.001cm" draw:transform="rotate (-0.000349065850398201) translate (34.75cm 42.497cm)">
                  <text:p text:style-name="P6"><text:span text:style-name="T5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44" draw:id="id44">
            <draw:g>
              <draw:custom-shape draw:style-name="gr28" draw:text-style-name="P23" draw:layer="layout" svg:width="2.5cm" svg:height="1.481cm" svg:x="36cm" svg:y="43.766cm">
                <text:p text:style-name="P22">en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5cm" svg:y1="44.247cm" svg:x2="36cm" svg:y2="44.247cm">
                  <text:p/>
                </draw:line>
                <draw:custom-shape draw:style-name="gr26" draw:text-style-name="P7" draw:layer="layout" svg:width="4.61cm" svg:height="1.001cm" draw:transform="rotate (-0.000349065850398201) translate (30.5cm 43.744cm)">
                  <text:p text:style-name="P6"><text:span text:style-name="T5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8.5cm" svg:y1="44.5cm" svg:x2="39.5cm" svg:y2="44.5cm">
                    <text:p/>
                  </draw:line>
                  <draw:custom-shape draw:style-name="gr26" draw:text-style-name="P5" draw:layer="layout" svg:width="4.61cm" svg:height="1.001cm" draw:transform="rotate (-0.000349065850398201) translate (39.39cm 43.997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35cm" svg:y1="44.75cm" svg:x2="36cm" svg:y2="44.75cm">
                  <text:p/>
                </draw:line>
                <draw:custom-shape draw:style-name="gr26" draw:text-style-name="P7" draw:layer="layout" svg:width="4.61cm" svg:height="1.001cm" draw:transform="rotate (-0.000349065850398201) translate (30.5cm 44.247cm)">
                  <text:p text:style-name="P6"><text:span text:style-name="T5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31" draw:text-style-name="P25" draw:layer="layout" draw:line-skew="1.5cm" svg:x1="43cm" svg:y1="41.994cm" svg:x2="37.25cm" svg:y2="37.994cm" draw:start-shape="id42" draw:start-glue-point="0" draw:end-shape="id39" svg:d="M43000 41994v-500h-5750v-3500" svg:viewBox="0 0 5751 4001">
            <text:p/>
          </draw:connector>
          <draw:connector draw:style-name="gr31" draw:text-style-name="P25" draw:layer="layout" draw:line-skew="1.503cm" svg:x1="31cm" svg:y1="41.988cm" svg:x2="37.25cm" svg:y2="37.994cm" draw:start-shape="id43" draw:start-glue-point="0" draw:end-shape="id39" draw:end-glue-point="2" svg:d="M31000 41988v-494h6250v-3500" svg:viewBox="0 0 6251 3995">
            <text:p/>
          </draw:connector>
          <draw:connector draw:style-name="gr31" draw:text-style-name="P25" draw:layer="layout" svg:x1="37.25cm" svg:y1="37.994cm" svg:x2="37.25cm" svg:y2="43.744cm" draw:start-shape="id39" draw:start-glue-point="2" draw:end-shape="id44" draw:end-glue-point="0" svg:d="M37250 37994v5750" svg:viewBox="0 0 1 5751">
            <text:p/>
          </draw:connector>
        </draw:g>
        <draw:g>
          <draw:g>
            <draw:custom-shape draw:style-name="gr34" draw:text-style-name="P24" draw:layer="layout" svg:width="5.119cm" svg:height="1.481cm" svg:x="34.691cm" svg:y="28.494cm">
              <text:p text:style-name="P22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3.691cm" svg:y1="29.225cm" svg:x2="34.691cm" svg:y2="29.225cm">
                <text:p/>
              </draw:line>
              <draw:custom-shape draw:style-name="gr26" draw:text-style-name="P7" draw:layer="layout" svg:width="4.61cm" svg:height="1.001cm" draw:transform="rotate (-0.000349065850398201) translate (29.191cm 28.722cm)">
                <text:p text:style-name="P6"><text:span text:style-name="T1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9.81cm" svg:y1="29.248cm" svg:x2="40.81cm" svg:y2="29.248cm">
                  <text:p/>
                </draw:line>
                <draw:custom-shape draw:style-name="gr26" draw:text-style-name="P5" draw:layer="layout" svg:width="4.61cm" svg:height="1.001cm" draw:transform="rotate (-0.000349065850398201) translate (40.7cm 28.745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37.25cm" svg:y1="29.975cm" svg:x2="37.25cm" svg:y2="36.513cm" svg:d="M37250 29975v6538" svg:viewBox="0 0 1 6539">
          <text:p/>
        </draw:connector>
        <draw:g xml:id="id47" draw:id="id47">
          <draw:g xml:id="id45" draw:id="id45">
            <draw:custom-shape draw:style-name="gr35" draw:text-style-name="P24" draw:layer="layout" svg:width="4.25cm" svg:height="1.481cm" svg:x="84.25cm" svg:y="28.5cm">
              <text:p text:style-name="P22">liberer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3.25cm" svg:y1="29.235cm" svg:x2="84.25cm" svg:y2="29.235cm">
                <text:p/>
              </draw:line>
              <draw:custom-shape draw:style-name="gr26" draw:text-style-name="P7" draw:layer="layout" svg:width="4.61cm" svg:height="1.001cm" draw:transform="rotate (-0.000349065850398201) translate (78.75cm 28.73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8.5cm" svg:y1="29.234cm" svg:x2="89.5cm" svg:y2="29.234cm">
                  <text:p/>
                </draw:line>
                <draw:custom-shape draw:style-name="gr26" draw:text-style-name="P5" draw:layer="layout" svg:width="4.61cm" svg:height="1.001cm" draw:transform="rotate (-0.000349065850398201) translate (89.39cm 28.73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36" draw:text-style-name="P23" draw:layer="layout" svg:width="3.75cm" svg:height="1.481cm" svg:x="78cm" svg:y="32.25cm">
              <text:p text:style-name="P22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77cm" svg:y1="32.985cm" svg:x2="78cm" svg:y2="32.985cm">
                <text:p/>
              </draw:line>
              <draw:custom-shape draw:style-name="gr26" draw:text-style-name="P7" draw:layer="layout" svg:width="4.61cm" svg:height="1.001cm" draw:transform="rotate (-0.000349065850398201) translate (72.5cm 32.48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1.75cm" svg:y1="32.984cm" svg:x2="82.75cm" svg:y2="32.984cm">
                  <text:p/>
                </draw:line>
                <draw:custom-shape draw:style-name="gr26" draw:text-style-name="P5" draw:layer="layout" svg:width="4.61cm" svg:height="1.001cm" draw:transform="rotate (-0.000349065850398201) translate (82.64cm 32.481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36" draw:text-style-name="P23" draw:layer="layout" svg:width="3.75cm" svg:height="1.481cm" svg:x="84.5cm" svg:y="34.731cm">
              <text:p text:style-name="P22">obtenirFilsDro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3.5cm" svg:y1="35.466cm" svg:x2="84.5cm" svg:y2="35.466cm">
                <text:p/>
              </draw:line>
              <draw:custom-shape draw:style-name="gr26" draw:text-style-name="P7" draw:layer="layout" svg:width="4.61cm" svg:height="1.001cm" draw:transform="rotate (-0.000349065850398201) translate (79cm 34.963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8.25cm" svg:y1="35.465cm" svg:x2="89.25cm" svg:y2="35.465cm">
                  <text:p/>
                </draw:line>
                <draw:custom-shape draw:style-name="gr26" draw:text-style-name="P5" draw:layer="layout" svg:width="4.61cm" svg:height="1.001cm" draw:transform="rotate (-0.000349065850398201) translate (89.14cm 34.962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46" draw:id="id46">
            <draw:custom-shape draw:style-name="gr37" draw:text-style-name="P23" draw:layer="layout" svg:width="4.5cm" svg:height="1cm" svg:x="91cm" svg:y="32.478cm">
              <text:p text:style-name="P22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90cm" svg:y1="32.978cm" svg:x2="91cm" svg:y2="32.978cm">
                <text:p/>
              </draw:line>
              <draw:custom-shape draw:style-name="gr26" draw:text-style-name="P7" draw:layer="layout" svg:width="4.61cm" svg:height="1.001cm" draw:transform="rotate (-0.000349065850398201) translate (85.5cm 32.475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95.5cm" svg:y1="32.981cm" svg:x2="96.5cm" svg:y2="32.981cm">
                  <text:p/>
                </draw:line>
                <draw:custom-shape draw:style-name="gr26" draw:text-style-name="P5" draw:layer="layout" svg:width="4.61cm" svg:height="1.001cm" draw:transform="rotate (-0.000349065850398201) translate (96.39cm 32.478cm)">
                  <text:p text:style-name="P4"><text:span text:style-name="T1">Bou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31" draw:text-style-name="P25" draw:layer="layout" draw:line-skew="-0.109cm" svg:x1="86.375cm" svg:y1="29.981cm" svg:x2="93.25cm" svg:y2="32.475cm" draw:start-shape="id45" draw:start-glue-point="2" draw:end-shape="id46" draw:end-glue-point="0" svg:d="M86375 29981v1138h6875v1356" svg:viewBox="0 0 6876 2495">
            <text:p/>
          </draw:connector>
        </draw:g>
        <draw:connector draw:style-name="gr31" draw:text-style-name="P25" draw:layer="layout" svg:x1="86.375cm" svg:y1="29.981cm" svg:x2="79.875cm" svg:y2="32.25cm" svg:d="M86375 29981v1134h-6500v1135" svg:viewBox="0 0 6501 2270">
          <text:p/>
        </draw:connector>
        <draw:connector draw:style-name="gr31" draw:text-style-name="P25" draw:layer="layout" svg:x1="86.375cm" svg:y1="29.981cm" svg:x2="86.375cm" svg:y2="34.731cm" svg:d="M86375 29981v4750" svg:viewBox="0 0 1 4751">
          <text:p/>
        </draw:connector>
        <draw:connector draw:style-name="gr6" draw:text-style-name="P8" draw:layer="layout" draw:line-skew="0.125cm" svg:x1="50cm" svg:y1="24.25cm" svg:x2="86.75cm" svg:y2="28.5cm" draw:start-shape="id34" draw:start-glue-point="2" draw:end-shape="id47" draw:end-glue-point="0" svg:d="M50000 24250v2250h36750v2000" svg:viewBox="0 0 36751 4251">
          <text:p/>
        </draw:connector>
        <draw:g xml:id="id55" draw:id="id55">
          <draw:g xml:id="id51" draw:id="id51">
            <draw:custom-shape draw:style-name="gr38" draw:text-style-name="P24" draw:layer="layout" svg:width="3.25cm" svg:height="1.481cm" svg:x="59.5cm" svg:y="28.5cm">
              <text:p text:style-name="P22">decod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8.5cm" svg:y1="29.235cm" svg:x2="59.5cm" svg:y2="29.235cm">
                <text:p/>
              </draw:line>
              <draw:custom-shape draw:style-name="gr26" draw:text-style-name="P7" draw:layer="layout" svg:width="4.61cm" svg:height="1.001cm" draw:transform="rotate (-0.000349065850398201) translate (54cm 28.73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62.75cm" svg:y1="29.234cm" svg:x2="63.75cm" svg:y2="29.234cm">
                  <text:p/>
                </draw:line>
                <draw:custom-shape draw:style-name="gr26" draw:text-style-name="P5" draw:layer="layout" svg:width="4.61cm" svg:height="1.001cm" draw:transform="rotate (-0.000349065850398201) translate (63.64cm 28.731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53" draw:id="id53">
            <draw:custom-shape draw:style-name="gr27" draw:text-style-name="P23" draw:layer="layout" svg:width="3.25cm" svg:height="1.481cm" svg:x="53.75cm" svg:y="31.753cm">
              <text:p text:style-name="P22">lireOcte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2.75cm" svg:y1="32.488cm" svg:x2="53.75cm" svg:y2="32.488cm">
                <text:p/>
              </draw:line>
              <draw:custom-shape draw:style-name="gr39" draw:text-style-name="P7" draw:layer="layout" svg:width="6.11cm" svg:height="1.001cm" draw:transform="rotate (-0.000349065850398201) translate (46.75cm 31.984cm)">
                <text:p text:style-name="P6"><text:span text:style-name="T1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57cm" svg:y1="32.253cm" svg:x2="58cm" svg:y2="32.253cm">
                  <text:p/>
                </draw:line>
                <draw:custom-shape draw:style-name="gr26" draw:text-style-name="P5" draw:layer="layout" svg:width="4.61cm" svg:height="1.001cm" draw:transform="rotate (-0.000349065850398201) translate (57.89cm 31.75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57cm" svg:y1="32.756cm" svg:x2="58cm" svg:y2="32.756cm">
                  <text:p/>
                </draw:line>
                <draw:custom-shape draw:style-name="gr26" draw:text-style-name="P5" draw:layer="layout" svg:width="4.61cm" svg:height="1.001cm" draw:transform="rotate (-0.000349065850398201) translate (57.89cm 32.253cm)">
                  <text:p text:style-name="P4"><text:span text:style-name="T1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54" draw:id="id54">
            <draw:custom-shape draw:style-name="gr40" draw:text-style-name="P23" draw:layer="layout" svg:width="3.5cm" svg:height="1.481cm" svg:x="55.5cm" svg:y="34.253cm">
              <text:p text:style-name="P22">lireIemeB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4.5cm" svg:y1="34.753cm" svg:x2="55.5cm" svg:y2="34.753cm">
                <text:p/>
              </draw:line>
              <draw:custom-shape draw:style-name="gr26" draw:text-style-name="P7" draw:layer="layout" svg:width="4.61cm" svg:height="1.001cm" draw:transform="rotate (-0.000349065850398201) translate (50cm 34.25cm)">
                <text:p text:style-name="P6"><text:span text:style-name="T1">Octe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59cm" svg:y1="35.003cm" svg:x2="60cm" svg:y2="35.003cm">
                  <text:p/>
                </draw:line>
                <draw:custom-shape draw:style-name="gr26" draw:text-style-name="P5" draw:layer="layout" svg:width="4.61cm" svg:height="1.001cm" draw:transform="rotate (-0.000349065850398201) translate (59.89cm 34.5cm)">
                  <text:p text:style-name="P4"><text:span text:style-name="T1">Bi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54.5cm" svg:y1="35.253cm" svg:x2="55.5cm" svg:y2="35.253cm">
                <text:p/>
              </draw:line>
              <draw:custom-shape draw:style-name="gr26" draw:text-style-name="P7" draw:layer="layout" svg:width="4.61cm" svg:height="1.001cm" draw:transform="rotate (-0.000349065850398201) translate (50cm 34.75cm)">
                <text:p text:style-name="P6"><text:span text:style-name="T1">0..7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48" draw:id="id48">
            <draw:custom-shape draw:style-name="gr41" draw:text-style-name="P24" draw:layer="layout" svg:width="4cm" svg:height="1.481cm" svg:x="66cm" svg:y="34.256cm">
              <text:p text:style-name="P22">seDeplacerDansLArbr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5cm" svg:y1="34.753cm" svg:x2="66cm" svg:y2="34.753cm">
                <text:p/>
              </draw:line>
              <draw:custom-shape draw:style-name="gr26" draw:text-style-name="P7" draw:layer="layout" svg:width="4.61cm" svg:height="1.001cm" draw:transform="rotate (-0.000349065850398201) translate (60.5cm 34.25cm)">
                <text:p text:style-name="P6"><text:span text:style-name="T1">B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70cm" svg:y1="35.006cm" svg:x2="71cm" svg:y2="35.006cm">
                  <text:p/>
                </draw:line>
                <draw:custom-shape draw:style-name="gr26" draw:text-style-name="P5" draw:layer="layout" svg:width="4.61cm" svg:height="1.001cm" draw:transform="rotate (-0.000349065850398201) translate (70.89cm 34.503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65cm" svg:y1="35.256cm" svg:x2="66cm" svg:y2="35.256cm">
                <text:p/>
              </draw:line>
              <draw:custom-shape draw:style-name="gr26" draw:text-style-name="P7" draw:layer="layout" svg:width="4.61cm" svg:height="1.001cm" draw:transform="rotate (-0.000349065850398201) translate (60.5cm 34.753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52" draw:id="id52">
            <draw:custom-shape draw:style-name="gr42" draw:text-style-name="P23" draw:layer="layout" svg:width="4.5cm" svg:height="1.481cm" svg:x="65.75cm" svg:y="31.75cm">
              <text:p text:style-name="P22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4.75cm" svg:y1="32.5cm" svg:x2="65.75cm" svg:y2="32.5cm">
                <text:p/>
              </draw:line>
              <draw:custom-shape draw:style-name="gr26" draw:text-style-name="P7" draw:layer="layout" svg:width="4.61cm" svg:height="1.001cm" draw:transform="rotate (-0.000349065850398201) translate (60.25cm 31.99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70.25cm" svg:y1="32.5cm" svg:x2="71.25cm" svg:y2="32.5cm">
                  <text:p/>
                </draw:line>
                <draw:custom-shape draw:style-name="gr26" draw:text-style-name="P5" draw:layer="layout" svg:width="4.61cm" svg:height="1.001cm" draw:transform="rotate (-0.000349065850398201) translate (71.14cm 31.997cm)">
                  <text:p text:style-name="P4"><text:span text:style-name="T1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49" draw:id="id49">
            <draw:custom-shape draw:style-name="gr40" draw:text-style-name="P23" draw:layer="layout" svg:width="3.5cm" svg:height="1.481cm" svg:x="54cm" svg:y="38cm">
              <text:p text:style-name="P22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2" draw:text-style-name="P3" draw:layer="layout" svg:x1="57.5cm" svg:y1="38.75cm" svg:x2="58.5cm" svg:y2="38.75cm">
                  <text:p/>
                </draw:line>
                <draw:custom-shape draw:style-name="gr26" draw:text-style-name="P5" draw:layer="layout" svg:width="4.61cm" svg:height="1.001cm" draw:transform="rotate (-0.000349065850398201) translate (58.39cm 38.24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53cm" svg:y1="38.75cm" svg:x2="54cm" svg:y2="38.75cm">
                <text:p/>
              </draw:line>
              <draw:custom-shape draw:style-name="gr26" draw:text-style-name="P7" draw:layer="layout" svg:width="4.61cm" svg:height="1.001cm" draw:transform="rotate (-0.000349065850398201) translate (48.5cm 38.24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50" draw:id="id50">
            <draw:custom-shape draw:style-name="gr40" draw:text-style-name="P23" draw:layer="layout" svg:width="3.5cm" svg:height="1.481cm" svg:x="66.75cm" svg:y="38cm">
              <text:p text:style-name="P22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2" draw:text-style-name="P3" draw:layer="layout" svg:x1="70.25cm" svg:y1="38.75cm" svg:x2="71.25cm" svg:y2="38.75cm">
                  <text:p/>
                </draw:line>
                <draw:custom-shape draw:style-name="gr26" draw:text-style-name="P5" draw:layer="layout" svg:width="4.61cm" svg:height="1.001cm" draw:transform="rotate (-0.000349065850398201) translate (71.14cm 38.24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65.75cm" svg:y1="38.75cm" svg:x2="66.75cm" svg:y2="38.75cm">
                <text:p/>
              </draw:line>
              <draw:custom-shape draw:style-name="gr26" draw:text-style-name="P7" draw:layer="layout" svg:width="4.61cm" svg:height="1.001cm" draw:transform="rotate (-0.000349065850398201) translate (61.25cm 38.24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onnector draw:style-name="gr31" draw:text-style-name="P25" draw:layer="layout" svg:x1="68cm" svg:y1="35.756cm" svg:x2="55.75cm" svg:y2="38cm" draw:start-shape="id48" draw:start-glue-point="2" draw:end-shape="id49" draw:end-glue-point="0" svg:d="M68000 35756v1121h-12250v1123" svg:viewBox="0 0 12251 2245">
            <text:p/>
          </draw:connector>
          <draw:connector draw:style-name="gr7" draw:text-style-name="P9" draw:layer="layout" svg:x1="68cm" svg:y1="35.756cm" svg:x2="68.5cm" svg:y2="38cm" draw:start-shape="id48" draw:start-glue-point="2" draw:end-shape="id50" draw:end-glue-point="0" svg:d="M68000 35756v1121h500v1123" svg:viewBox="0 0 501 2245">
            <text:p/>
          </draw:connector>
          <draw:connector draw:style-name="gr7" draw:text-style-name="P9" draw:layer="layout" svg:x1="61.125cm" svg:y1="29.981cm" svg:x2="68cm" svg:y2="31.75cm" draw:start-shape="id51" draw:start-glue-point="2" draw:end-shape="id52" draw:end-glue-point="0" svg:d="M61125 29981v884h6875v885" svg:viewBox="0 0 6876 1770">
            <text:p/>
          </draw:connector>
          <draw:connector draw:style-name="gr7" draw:text-style-name="P9" draw:layer="layout" svg:x1="54.625cm" svg:y1="31.75cm" svg:x2="61.125cm" svg:y2="29.981cm" draw:start-shape="id53" draw:start-glue-point="0" draw:end-shape="id51" draw:end-glue-point="2" svg:d="M54625 31750v-885h6500v-884" svg:viewBox="0 0 6501 1770">
            <text:p/>
          </draw:connector>
          <draw:connector draw:style-name="gr7" draw:text-style-name="P9" draw:layer="layout" draw:line-skew="1.616cm" svg:x1="61.125cm" svg:y1="29.981cm" svg:x2="57.25cm" svg:y2="34.25cm" draw:start-shape="id51" draw:start-glue-point="2" draw:end-shape="id54" draw:end-glue-point="0" svg:d="M61125 29981v3750h-3875v519" svg:viewBox="0 0 3876 4270">
            <text:p/>
          </draw:connector>
          <draw:connector draw:style-name="gr7" draw:text-style-name="P9" draw:layer="layout" draw:line-skew="1.616cm" svg:x1="61.125cm" svg:y1="29.981cm" svg:x2="68cm" svg:y2="34.25cm" draw:start-shape="id51" draw:start-glue-point="2" draw:end-shape="id48" draw:end-glue-point="0" svg:d="M61125 29981v3750h6875v519" svg:viewBox="0 0 6876 4270">
            <text:p/>
          </draw:connector>
        </draw:g>
        <draw:connector draw:style-name="gr7" draw:text-style-name="P9" draw:layer="layout" draw:line-skew="0.125cm" svg:x1="50cm" svg:y1="24.25cm" svg:x2="61.25cm" svg:y2="28.5cm" draw:start-shape="id34" draw:start-glue-point="2" draw:end-shape="id55" draw:end-glue-point="0" svg:d="M50000 24250v2250h11250v2000" svg:viewBox="0 0 11251 4251">
          <text:p/>
        </draw:connector>
        <draw:g>
          <draw:g xml:id="id56" draw:id="id56">
            <draw:g>
              <draw:custom-shape draw:style-name="gr43" draw:text-style-name="P24" draw:layer="layout" svg:width="4.75cm" svg:height="1.481cm" svg:x="10.25cm" svg:y="28.494cm">
                <text:p text:style-name="P22">lire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9" draw:text-style-name="P3" draw:layer="layout" svg:x1="9.25cm" svg:y1="29.229cm" svg:x2="10.25cm" svg:y2="29.229cm">
                  <text:p/>
                </draw:line>
                <draw:custom-shape draw:style-name="gr10" draw:text-style-name="P7" draw:layer="layout" svg:width="4.61cm" svg:height="1.001cm" draw:transform="rotate (-0.000349065850398201) translate (4.75cm 28.726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9" draw:text-style-name="P3" draw:layer="layout" svg:x1="15cm" svg:y1="29.225cm" svg:x2="16cm" svg:y2="29.225cm">
                    <text:p/>
                  </draw:line>
                  <draw:custom-shape draw:style-name="gr10" draw:text-style-name="P5" draw:layer="layout" svg:width="4.61cm" svg:height="1.001cm" draw:transform="rotate (-0.000349065850398201) translate (15.89cm 28.722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57" draw:id="id57">
            <draw:g>
              <draw:custom-shape draw:style-name="gr44" draw:text-style-name="P23" draw:layer="layout" svg:width="3cm" svg:height="1.481cm" svg:x="16.5cm" svg:y="34.241cm">
                <text:p text:style-name="P22">lire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9" draw:text-style-name="P3" draw:layer="layout" svg:x1="15.5cm" svg:y1="34.995cm" svg:x2="16.5cm" svg:y2="34.995cm">
                  <text:p/>
                </draw:line>
                <draw:custom-shape draw:style-name="gr10" draw:text-style-name="P7" draw:layer="layout" svg:width="4.61cm" svg:height="1.001cm" draw:transform="rotate (-0.000349065850398201) translate (11cm 34.492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9" draw:text-style-name="P3" draw:layer="layout" svg:x1="19.5cm" svg:y1="34.741cm" svg:x2="20.5cm" svg:y2="34.741cm">
                    <text:p/>
                  </draw:line>
                  <draw:custom-shape draw:style-name="gr10" draw:text-style-name="P5" draw:layer="layout" svg:width="4.61cm" svg:height="1.001cm" draw:transform="rotate (-0.000349065850398201) translate (20.39cm 34.238cm)">
                    <text:p text:style-name="P4"><text:span text:style-name="T1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9" draw:text-style-name="P3" draw:layer="layout" svg:x1="19.5cm" svg:y1="35.244cm" svg:x2="20.5cm" svg:y2="35.244cm">
                    <text:p/>
                  </draw:line>
                  <draw:custom-shape draw:style-name="gr10" draw:text-style-name="P5" draw:layer="layout" svg:width="4.61cm" svg:height="1.001cm" draw:transform="rotate (-0.000349065850398201) translate (20.39cm 34.741cm)">
                    <text:p text:style-name="P4"><text:span text:style-name="T1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60" draw:id="id60">
            <draw:g>
              <draw:custom-shape draw:style-name="gr45" draw:text-style-name="P23" draw:layer="layout" svg:width="3.5cm" svg:height="1.481cm" svg:x="16.75cm" svg:y="31.497cm">
                <text:p text:style-name="P22">lireNaturel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9" draw:text-style-name="P3" draw:layer="layout" svg:x1="15.75cm" svg:y1="32.251cm" svg:x2="16.75cm" svg:y2="32.251cm">
                  <text:p/>
                </draw:line>
                <draw:custom-shape draw:style-name="gr10" draw:text-style-name="P7" draw:layer="layout" svg:width="4.61cm" svg:height="1.001cm" draw:transform="rotate (-0.000349065850398201) translate (11.25cm 31.748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9" draw:text-style-name="P3" draw:layer="layout" svg:x1="20.25cm" svg:y1="31.997cm" svg:x2="21.25cm" svg:y2="31.997cm">
                    <text:p/>
                  </draw:line>
                  <draw:custom-shape draw:style-name="gr10" draw:text-style-name="P5" draw:layer="layout" svg:width="4.61cm" svg:height="1.001cm" draw:transform="rotate (-0.000349065850398201) translate (21.14cm 31.494cm)">
                    <text:p text:style-name="P4"><text:span text:style-name="T1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9" draw:text-style-name="P3" draw:layer="layout" svg:x1="20.25cm" svg:y1="32.497cm" svg:x2="21.25cm" svg:y2="32.497cm">
                    <text:p/>
                  </draw:line>
                  <draw:custom-shape draw:style-name="gr10" draw:text-style-name="P5" draw:layer="layout" svg:width="4.61cm" svg:height="1.001cm" draw:transform="rotate (-0.000349065850398201) translate (21.14cm 31.994cm)">
                    <text:p text:style-name="P4"><text:span text:style-name="T1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58" draw:id="id58">
            <draw:g>
              <draw:custom-shape draw:style-name="gr13" draw:text-style-name="P23" draw:layer="layout" svg:width="4.25cm" svg:height="1.481cm" svg:x="4.75cm" svg:y="34.244cm">
                <text:p text:style-name="P22">incremente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9" draw:text-style-name="P3" draw:layer="layout" svg:x1="3.75cm" svg:y1="34.747cm" svg:x2="4.75cm" svg:y2="34.747cm">
                  <text:p/>
                </draw:line>
                <draw:custom-shape draw:style-name="gr10" draw:text-style-name="P7" draw:layer="layout" svg:width="4.61cm" svg:height="1.001cm" draw:transform="rotate (-0.000349065850398201) translate (-0.75cm 34.244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9" draw:text-style-name="P3" draw:layer="layout" svg:x1="9cm" svg:y1="34.997cm" svg:x2="10cm" svg:y2="34.997cm">
                    <text:p/>
                  </draw:line>
                  <draw:custom-shape draw:style-name="gr10" draw:text-style-name="P5" draw:layer="layout" svg:width="4.61cm" svg:height="1.001cm" draw:transform="rotate (-0.000349065850398201) translate (9.89cm 34.494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9" draw:text-style-name="P3" draw:layer="layout" svg:x1="3.75cm" svg:y1="35.25cm" svg:x2="4.75cm" svg:y2="35.25cm">
                  <text:p/>
                </draw:line>
                <draw:custom-shape draw:style-name="gr10" draw:text-style-name="P7" draw:layer="layout" svg:width="4.61cm" svg:height="1.001cm" draw:transform="rotate (-0.000349065850398201) translate (-0.75cm 34.747cm)">
                  <text:p text:style-name="P6"><text:span text:style-name="T1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59" draw:id="id59">
            <draw:g>
              <draw:custom-shape draw:style-name="gr13" draw:text-style-name="P23" draw:layer="layout" svg:width="4.25cm" svg:height="1.481cm" svg:x="4.25cm" svg:y="31.513cm">
                <text:p text:style-name="P22">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g>
                  <draw:line draw:style-name="gr9" draw:text-style-name="P3" draw:layer="layout" svg:x1="8.5cm" svg:y1="32.266cm" svg:x2="9.5cm" svg:y2="32.266cm">
                    <text:p/>
                  </draw:line>
                  <draw:custom-shape draw:style-name="gr10" draw:text-style-name="P5" draw:layer="layout" svg:width="4.61cm" svg:height="1.001cm" draw:transform="rotate (-0.000349065850398201) translate (9.39cm 31.763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9" draw:text-style-name="P3" draw:layer="layout" svg:x1="3.25cm" svg:y1="32.272cm" svg:x2="4.25cm" svg:y2="32.272cm">
                  <text:p/>
                </draw:line>
                <draw:custom-shape draw:style-name="gr10" draw:text-style-name="P7" draw:layer="layout" svg:width="4.61cm" svg:height="1.001cm" draw:transform="rotate (-0.000349065850398201) translate (-1.25cm 31.76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31" draw:text-style-name="P25" draw:layer="layout" draw:line-skew="1.394cm" svg:x1="12.625cm" svg:y1="29.975cm" svg:x2="18cm" svg:y2="34.238cm" draw:start-shape="id56" draw:start-glue-point="2" draw:end-shape="id57" draw:end-glue-point="0" svg:d="M12625 29975v3525h5375v738" svg:viewBox="0 0 5376 4264">
            <text:p/>
          </draw:connector>
          <draw:connector draw:style-name="gr31" draw:text-style-name="P25" draw:layer="layout" draw:line-skew="1.391cm" svg:x1="12.625cm" svg:y1="29.975cm" svg:x2="6.875cm" svg:y2="34.244cm" draw:start-shape="id56" draw:start-glue-point="2" draw:end-shape="id58" draw:end-glue-point="0" svg:d="M12625 29975v3525h-5750v744" svg:viewBox="0 0 5751 4270">
            <text:p/>
          </draw:connector>
          <draw:connector draw:style-name="gr31" draw:text-style-name="P25" draw:layer="layout" draw:line-skew="0.007cm" svg:x1="12.625cm" svg:y1="29.975cm" svg:x2="6.375cm" svg:y2="31.513cm" draw:start-shape="id56" draw:start-glue-point="2" draw:end-shape="id59" draw:end-glue-point="0" svg:d="M12625 29975v775h-6250v763" svg:viewBox="0 0 6251 1539">
            <text:p/>
          </draw:connector>
          <draw:connector draw:style-name="gr31" draw:text-style-name="P25" draw:layer="layout" draw:line-skew="0.016cm" svg:x1="12.625cm" svg:y1="29.975cm" svg:x2="18.5cm" svg:y2="31.494cm" draw:start-shape="id56" draw:start-glue-point="2" draw:end-shape="id60" draw:end-glue-point="0" svg:d="M12625 29975v775h5875v744" svg:viewBox="0 0 5876 1520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70.7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7:01.791000000</meta:creation-date>
    <dc:date>2023-12-05T11:16:38.488224579</dc:date>
    <meta:editing-duration>PT2H5M48S</meta:editing-duration>
    <meta:editing-cycles>41</meta:editing-cycles>
    <meta:generator>LibreOffice/7.3.7.2$Linux_X86_64 LibreOffice_project/30$Build-2</meta:generator>
    <meta:document-statistic meta:object-count="581"/>
  </office:meta>
</office:document-meta>
</file>